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_32_2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_32_2" style:data-style-name="N48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2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3333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2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2" style:family="table-cell" style:parent-style-name="_21315__20998__20301__91_0_93__32_2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0" style:family="table-cell" style:parent-style-name="_21315__20998__20301__91_0_93__32_2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3333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swiss"/>
    </style:style>
    <style:style style:name="ce60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62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64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_32_2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66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7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8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69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1" style:family="table-cell" style:parent-style-name="_21315__20998__20301__91_0_93__32_2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9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_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9444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361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<text:s text:c="6"/>中 華 民 國 109 年 5 月 份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/>
        </table:table-row>
        <table:table-row table:style-name="ro3">
          <table:table-cell table:style-name="ce10"/>
          <table:table-cell office:value-type="string" table:number-columns-spanned="3" table:number-rows-spanned="1" table:style-name="ce69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69">
            <text:p>自　然　增　加<text:span text:style-name="T2"><text:s/></text:span></text:p>
          </table:table-cell>
          <table:covered-table-cell table:number-columns-repeated="2"/>
          <table:table-cell office:value-type="string" table:number-columns-spanned="3" table:number-rows-spanned="1" table:style-name="ce69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70">
            <text:p><text:s/><text:span text:style-name="T1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69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71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66">
            <text:p>月增加率</text:p>
          </table:table-cell>
          <table:table-cell office:value-type="string" table:style-name="ce18">
            <text:p>折合年</text:p>
          </table:table-cell>
          <table:table-cell office:value-type="string" table:number-columns-spanned="1" table:number-rows-spanned="2" table:style-name="ce67">
            <text:p>人口數</text:p>
          </table:table-cell>
          <table:table-cell office:value-type="string" table:number-columns-spanned="1" table:number-rows-spanned="2" table:style-name="ce68">
            <text:p>月增加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出生數</text:p>
          </table:table-cell>
          <table:table-cell office:value-type="string" table:number-columns-spanned="1" table:number-rows-spanned="2" table:style-name="ce68">
            <text:p>月出</text:p>
            <text:p>生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死亡數</text:p>
          </table:table-cell>
          <table:table-cell office:value-type="string" table:number-columns-spanned="1" table:number-rows-spanned="2" table:style-name="ce66">
            <text:p>月死亡</text:p>
            <text:p>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合計</text:p>
          </table:table-cell>
          <table:table-cell office:value-type="string" table:number-columns-spanned="1" table:number-rows-spanned="2" table:style-name="ce66">
            <text:p>不同</text:p>
            <text:p>性別</text:p>
          </table:table-cell>
          <table:table-cell office:value-type="string" table:number-columns-spanned="1" table:number-rows-spanned="2" table:style-name="ce66">
            <text:p>相同</text:p>
            <text:p>性別</text:p>
          </table:table-cell>
          <table:table-cell office:value-type="string" table:number-columns-spanned="1" table:number-rows-spanned="2" table:style-name="ce66">
            <text:p>月結婚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67">
            <text:p>合計</text:p>
          </table:table-cell>
          <table:table-cell office:value-type="string" table:number-columns-spanned="1" table:number-rows-spanned="2" table:style-name="ce66">
            <text:p>不同</text:p>
            <text:p>性別</text:p>
          </table:table-cell>
          <table:table-cell office:value-type="string" table:number-columns-spanned="1" table:number-rows-spanned="2" table:style-name="ce66">
            <text:p>相同</text:p>
            <text:p>性別</text:p>
          </table:table-cell>
          <table:table-cell office:value-type="string" table:number-columns-spanned="1" table:number-rows-spanned="2" table:style-name="ce66">
            <text:p>月離婚</text:p>
            <text:p>率</text:p>
          </table:table-cell>
          <table:table-cell office:value-type="string" table:style-name="ce21">
            <text:p>折合年</text:p>
          </table:table-cell>
          <table:table-cell table:number-columns-repeated="16361"/>
        </table:table-row>
        <table:table-row table:style-name="ro4">
          <table:table-cell table:style-name="ce22"/>
          <table:table-cell office:value-type="string" table:style-name="ce23">
            <text:p>人口數</text:p>
          </table:table-cell>
          <table:covered-table-cell/>
          <table:table-cell office:value-type="string" table:style-name="ce25">
            <text:p>增加率</text:p>
          </table:table-cell>
          <table:covered-table-cell/>
          <table:covered-table-cell/>
          <table:table-cell office:value-type="string" table:style-name="ce27">
            <text:p>增加率</text:p>
          </table:table-cell>
          <table:covered-table-cell/>
          <table:covered-table-cell/>
          <table:table-cell office:value-type="string" table:style-name="ce27">
            <text:p>出生率</text:p>
          </table:table-cell>
          <table:covered-table-cell/>
          <table:covered-table-cell/>
          <table:table-cell office:value-type="string" table:style-name="ce27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離婚率</text:p>
          </table:table-cell>
          <table:table-cell table:number-columns-repeated="16361"/>
        </table:table-row>
        <table:table-row table:style-name="ro5">
          <table:table-cell office:value-type="string" table:style-name="ce30">
            <text:p>總 <text:s text:c="3"/>計</text:p>
          </table:table-cell>
          <table:table-cell office:value-type="float" office:value="-5358" table:style-name="ce31">
            <text:p><text:s/>－5,358<text:s/></text:p>
          </table:table-cell>
          <table:table-cell office:value-type="float" office:value="-0.22711165517685716" table:style-name="ce32">
            <text:p><text:s/>－0.23<text:s/></text:p>
          </table:table-cell>
          <table:table-cell office:value-type="float" office:value="-2.6813827675719266" table:style-name="ce33">
            <text:p><text:s/>－2.68<text:s/></text:p>
          </table:table-cell>
          <table:table-cell office:value-type="float" office:value="-1037" table:style-name="ce34">
            <text:p><text:s/>－1,037<text:s/></text:p>
          </table:table-cell>
          <table:table-cell office:value-type="float" office:value="-4.3960719210931795E-2" table:style-name="ce35">
            <text:p><text:s/>－0.04<text:s/></text:p>
          </table:table-cell>
          <table:table-cell office:value-type="float" office:value="-0.52" table:style-name="ce36">
            <text:p><text:s/>－0.52<text:s/></text:p>
          </table:table-cell>
          <table:table-cell office:value-type="float" office:value="12235" table:style-name="ce34">
            <text:p><text:s text:c="3"/>12,235<text:s/></text:p>
          </table:table-cell>
          <table:table-cell office:value-type="float" office:value="0.51866865915694371" table:style-name="ce35">
            <text:p><text:s text:c="3"/>0.52<text:s/></text:p>
          </table:table-cell>
          <table:table-cell office:value-type="float" office:value="6.12" table:style-name="ce36">
            <text:p><text:s text:c="3"/>6.12<text:s/></text:p>
          </table:table-cell>
          <table:table-cell office:value-type="float" office:value="13272" table:style-name="ce34">
            <text:p><text:s text:c="3"/>13,272<text:s/></text:p>
          </table:table-cell>
          <table:table-cell office:value-type="float" office:value="0.56262937836787541" table:style-name="ce35">
            <text:p><text:s text:c="3"/>0.56<text:s/></text:p>
          </table:table-cell>
          <table:table-cell office:value-type="float" office:value="6.64" table:style-name="ce36">
            <text:p><text:s text:c="3"/>6.64<text:s/></text:p>
          </table:table-cell>
          <table:table-cell office:value-type="float" office:value="15370" table:style-name="ce37">
            <text:p><text:s text:c="3"/>15,370<text:s/></text:p>
          </table:table-cell>
          <table:table-cell office:value-type="float" office:value="14968" table:style-name="ce34">
            <text:p><text:s text:c="3"/>14,968<text:s/></text:p>
          </table:table-cell>
          <table:table-cell office:value-type="float" office:value="402" table:style-name="ce31">
            <text:p><text:s text:c="3"/>402<text:s/></text:p>
          </table:table-cell>
          <table:table-cell office:value-type="float" office:value="0.65156822977051276" table:style-name="ce35">
            <text:p><text:s text:c="3"/>0.65<text:s/></text:p>
          </table:table-cell>
          <table:table-cell office:value-type="float" office:value="7.69" table:style-name="ce32">
            <text:p><text:s text:c="3"/>7.69<text:s/></text:p>
          </table:table-cell>
          <table:table-cell office:value-type="float" office:value="4447" table:style-name="ce38">
            <text:p><text:s text:c="3"/>4,447<text:s/></text:p>
          </table:table-cell>
          <table:table-cell office:value-type="float" office:value="4419" table:style-name="ce31">
            <text:p><text:s text:c="3"/>4,419<text:s/></text:p>
          </table:table-cell>
          <table:table-cell office:value-type="float" office:value="28" table:style-name="ce31">
            <text:p><text:s text:c="3"/>28<text:s/></text:p>
          </table:table-cell>
          <table:table-cell office:value-type="float" office:value="0.18851814689586663" table:style-name="ce35">
            <text:p><text:s text:c="3"/>0.19<text:s/></text:p>
          </table:table-cell>
          <table:table-cell office:value-type="float" office:value="2.23" table:style-name="ce39">
            <text:p><text:s text:c="3"/>2.23<text:s/></text:p>
          </table:table-cell>
          <table:table-cell table:number-columns-repeated="16361"/>
        </table:table-row>
        <table:table-row table:style-name="ro6">
          <table:table-cell office:value-type="string" table:style-name="ce30">
            <text:p>新北市</text:p>
          </table:table-cell>
          <table:table-cell office:value-type="float" office:value="1868" table:style-name="ce31">
            <text:p><text:s text:c="3"/>1,868<text:s/></text:p>
          </table:table-cell>
          <table:table-cell office:value-type="float" office:value="0.46415254020398361" table:style-name="ce32">
            <text:p><text:s text:c="3"/>0.46<text:s/></text:p>
          </table:table-cell>
          <table:table-cell office:value-type="float" office:value="5.4799945069244522" table:style-name="ce33">
            <text:p><text:s text:c="3"/>5.48<text:s/></text:p>
          </table:table-cell>
          <table:table-cell office:value-type="float" office:value="208" table:style-name="ce37">
            <text:p><text:s text:c="3"/>208<text:s/></text:p>
          </table:table-cell>
          <table:table-cell office:value-type="float" office:value="5.1670946494983321E-2" table:style-name="ce36">
            <text:p><text:s text:c="3"/>0.05<text:s/></text:p>
          </table:table-cell>
          <table:table-cell office:value-type="float" office:value="0.61" table:style-name="ce36">
            <text:p><text:s text:c="3"/>0.61<text:s/></text:p>
          </table:table-cell>
          <table:table-cell office:value-type="float" office:value="2049" table:style-name="ce37">
            <text:p><text:s text:c="3"/>2,049<text:s/></text:p>
          </table:table-cell>
          <table:table-cell office:value-type="float" office:value="0.5090085065779848" table:style-name="ce36">
            <text:p><text:s text:c="3"/>0.51<text:s/></text:p>
          </table:table-cell>
          <table:table-cell office:value-type="float" office:value="6.01" table:style-name="ce36">
            <text:p><text:s text:c="3"/>6.01<text:s/></text:p>
          </table:table-cell>
          <table:table-cell office:value-type="float" office:value="1841" table:style-name="ce37">
            <text:p><text:s text:c="3"/>1,841<text:s/></text:p>
          </table:table-cell>
          <table:table-cell office:value-type="float" office:value="0.45733756008300147" table:style-name="ce36">
            <text:p><text:s text:c="3"/>0.46<text:s/></text:p>
          </table:table-cell>
          <table:table-cell office:value-type="float" office:value="5.4" table:style-name="ce36">
            <text:p><text:s text:c="3"/>5.40<text:s/></text:p>
          </table:table-cell>
          <table:table-cell office:value-type="float" office:value="2772" table:style-name="ce37">
            <text:p><text:s text:c="3"/>2,772<text:s/></text:p>
          </table:table-cell>
          <table:table-cell office:value-type="float" office:value="2682" table:style-name="ce37">
            <text:p><text:s text:c="3"/>2,682<text:s/></text:p>
          </table:table-cell>
          <table:table-cell office:value-type="float" office:value="90" table:style-name="ce38">
            <text:p><text:s text:c="3"/>90<text:s/></text:p>
          </table:table-cell>
          <table:table-cell office:value-type="float" office:value="0.68861472925045086" table:style-name="ce36">
            <text:p><text:s text:c="3"/>0.69<text:s/></text:p>
          </table:table-cell>
          <table:table-cell office:value-type="float" office:value="8.1300000000000008" table:style-name="ce32">
            <text:p><text:s text:c="3"/>8.13<text:s/></text:p>
          </table:table-cell>
          <table:table-cell office:value-type="float" office:value="752" table:style-name="ce38">
            <text:p><text:s text:c="3"/>752<text:s/></text:p>
          </table:table-cell>
          <table:table-cell office:value-type="float" office:value="748" table:style-name="ce38">
            <text:p><text:s text:c="3"/>748<text:s/></text:p>
          </table:table-cell>
          <table:table-cell office:value-type="float" office:value="4" table:style-name="ce38">
            <text:p><text:s text:c="3"/>4<text:s/></text:p>
          </table:table-cell>
          <table:table-cell office:value-type="float" office:value="0.18681034502032434" table:style-name="ce36">
            <text:p><text:s text:c="3"/>0.19<text:s/></text:p>
          </table:table-cell>
          <table:table-cell office:value-type="float" office:value="2.21" table:style-name="ce40">
            <text:p><text:s text:c="3"/>2.21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臺北市</text:p>
          </table:table-cell>
          <table:table-cell office:value-type="float" office:value="-4698" table:style-name="ce31">
            <text:p><text:s/>－4,698<text:s/></text:p>
          </table:table-cell>
          <table:table-cell office:value-type="float" office:value="-1.7855765097490273" table:style-name="ce32">
            <text:p><text:s/>－1.79<text:s/></text:p>
          </table:table-cell>
          <table:table-cell office:value-type="float" office:value="-21.081322663488518" table:style-name="ce33">
            <text:p><text:s/>－21.08<text:s/></text:p>
          </table:table-cell>
          <table:table-cell office:value-type="float" office:value="22" table:style-name="ce37">
            <text:p><text:s text:c="3"/>22<text:s/></text:p>
          </table:table-cell>
          <table:table-cell office:value-type="float" office:value="8.3690476099902086E-3" table:style-name="ce36">
            <text:p><text:s text:c="3"/>0.01<text:s/></text:p>
          </table:table-cell>
          <table:table-cell office:value-type="float" office:value="0.1" table:style-name="ce36">
            <text:p><text:s text:c="3"/>0.10<text:s/></text:p>
          </table:table-cell>
          <table:table-cell office:value-type="float" office:value="1399" table:style-name="ce37">
            <text:p><text:s text:c="3"/>1,399<text:s/></text:p>
          </table:table-cell>
          <table:table-cell office:value-type="float" office:value="0.53219534574437732" table:style-name="ce36">
            <text:p><text:s text:c="3"/>0.53<text:s/></text:p>
          </table:table-cell>
          <table:table-cell office:value-type="float" office:value="6.28" table:style-name="ce36">
            <text:p><text:s text:c="3"/>6.28<text:s/></text:p>
          </table:table-cell>
          <table:table-cell office:value-type="float" office:value="1377" table:style-name="ce37">
            <text:p><text:s text:c="3"/>1,377<text:s/></text:p>
          </table:table-cell>
          <table:table-cell office:value-type="float" office:value="0.52382629813438708" table:style-name="ce36">
            <text:p><text:s text:c="3"/>0.52<text:s/></text:p>
          </table:table-cell>
          <table:table-cell office:value-type="float" office:value="6.18" table:style-name="ce36">
            <text:p><text:s text:c="3"/>6.18<text:s/></text:p>
          </table:table-cell>
          <table:table-cell office:value-type="float" office:value="1459" table:style-name="ce37">
            <text:p><text:s text:c="3"/>1,459<text:s/></text:p>
          </table:table-cell>
          <table:table-cell office:value-type="float" office:value="1421" table:style-name="ce37">
            <text:p><text:s text:c="3"/>1,421<text:s/></text:p>
          </table:table-cell>
          <table:table-cell office:value-type="float" office:value="38" table:style-name="ce38">
            <text:p><text:s text:c="3"/>38<text:s/></text:p>
          </table:table-cell>
          <table:table-cell office:value-type="float" office:value="0.55502002104435066" table:style-name="ce36">
            <text:p><text:s text:c="3"/>0.56<text:s/></text:p>
          </table:table-cell>
          <table:table-cell office:value-type="float" office:value="6.55" table:style-name="ce32">
            <text:p><text:s text:c="3"/>6.55<text:s/></text:p>
          </table:table-cell>
          <table:table-cell office:value-type="float" office:value="445" table:style-name="ce38">
            <text:p><text:s text:c="3"/>445<text:s/></text:p>
          </table:table-cell>
          <table:table-cell office:value-type="float" office:value="444" table:style-name="ce38">
            <text:p><text:s text:c="3"/>444<text:s/></text:p>
          </table:table-cell>
          <table:table-cell office:value-type="float" office:value="1" table:style-name="ce38">
            <text:p><text:s text:c="3"/>1<text:s/></text:p>
          </table:table-cell>
          <table:table-cell office:value-type="float" office:value="0.16928300847480193" table:style-name="ce36">
            <text:p><text:s text:c="3"/>0.17<text:s/></text:p>
          </table:table-cell>
          <table:table-cell office:value-type="float" office:value="2" table:style-name="ce40">
            <text:p><text:s text:c="3"/>2.00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桃園市</text:p>
          </table:table-cell>
          <table:table-cell office:value-type="float" office:value="912" table:style-name="ce31">
            <text:p><text:s text:c="3"/>912<text:s/></text:p>
          </table:table-cell>
          <table:table-cell office:value-type="float" office:value="0.40429958421866219" table:style-name="ce32">
            <text:p><text:s text:c="3"/>0.40<text:s/></text:p>
          </table:table-cell>
          <table:table-cell office:value-type="float" office:value="4.7733434781945272" table:style-name="ce33">
            <text:p><text:s text:c="3"/>4.77<text:s/></text:p>
          </table:table-cell>
          <table:table-cell office:value-type="float" office:value="640" table:style-name="ce37">
            <text:p><text:s text:c="3"/>640<text:s/></text:p>
          </table:table-cell>
          <table:table-cell office:value-type="float" office:value="0.28366166432276446" table:style-name="ce36">
            <text:p><text:s text:c="3"/>0.28<text:s/></text:p>
          </table:table-cell>
          <table:table-cell office:value-type="float" office:value="3.35" table:style-name="ce36">
            <text:p><text:s text:c="3"/>3.35<text:s/></text:p>
          </table:table-cell>
          <table:table-cell office:value-type="float" office:value="1625" table:style-name="ce37">
            <text:p><text:s text:c="3"/>1,625<text:s/></text:p>
          </table:table-cell>
          <table:table-cell office:value-type="float" office:value="0.72023469456951905" table:style-name="ce36">
            <text:p><text:s text:c="3"/>0.72<text:s/></text:p>
          </table:table-cell>
          <table:table-cell office:value-type="float" office:value="8.5" table:style-name="ce36">
            <text:p><text:s text:c="3"/>8.50<text:s/></text:p>
          </table:table-cell>
          <table:table-cell office:value-type="float" office:value="985" table:style-name="ce37">
            <text:p><text:s text:c="3"/>985<text:s/></text:p>
          </table:table-cell>
          <table:table-cell office:value-type="float" office:value="0.43657303024675465" table:style-name="ce36">
            <text:p><text:s text:c="3"/>0.44<text:s/></text:p>
          </table:table-cell>
          <table:table-cell office:value-type="float" office:value="5.15" table:style-name="ce36">
            <text:p><text:s text:c="3"/>5.15<text:s/></text:p>
          </table:table-cell>
          <table:table-cell office:value-type="float" office:value="1667" table:style-name="ce37">
            <text:p><text:s text:c="3"/>1,667<text:s/></text:p>
          </table:table-cell>
          <table:table-cell office:value-type="float" office:value="1618" table:style-name="ce37">
            <text:p><text:s text:c="3"/>1,618<text:s/></text:p>
          </table:table-cell>
          <table:table-cell office:value-type="float" office:value="49" table:style-name="ce38">
            <text:p><text:s text:c="3"/>49<text:s/></text:p>
          </table:table-cell>
          <table:table-cell office:value-type="float" office:value="0.73884999129070039" table:style-name="ce36">
            <text:p><text:s text:c="3"/>0.74<text:s/></text:p>
          </table:table-cell>
          <table:table-cell office:value-type="float" office:value="8.7200000000000006" table:style-name="ce32">
            <text:p><text:s text:c="3"/>8.72<text:s/></text:p>
          </table:table-cell>
          <table:table-cell office:value-type="float" office:value="475" table:style-name="ce38">
            <text:p><text:s text:c="3"/>475<text:s/></text:p>
          </table:table-cell>
          <table:table-cell office:value-type="float" office:value="472" table:style-name="ce38">
            <text:p><text:s text:c="3"/>472<text:s/></text:p>
          </table:table-cell>
          <table:table-cell office:value-type="float" office:value="3" table:style-name="ce38">
            <text:p><text:s text:c="3"/>3<text:s/></text:p>
          </table:table-cell>
          <table:table-cell office:value-type="float" office:value="0.21053014148955171" table:style-name="ce36">
            <text:p><text:s text:c="3"/>0.21<text:s/></text:p>
          </table:table-cell>
          <table:table-cell office:value-type="float" office:value="2.4900000000000002" table:style-name="ce40">
            <text:p><text:s text:c="3"/>2.49<text:s/></text:p>
          </table:table-cell>
          <table:table-cell table:number-columns-repeated="16361"/>
        </table:table-row>
        <table:table-row table:style-name="ro5">
          <table:table-cell office:value-type="string" table:style-name="ce30">
            <text:p>臺中市</text:p>
          </table:table-cell>
          <table:table-cell office:value-type="float" office:value="-247" table:style-name="ce31">
            <text:p><text:s/>－247<text:s/></text:p>
          </table:table-cell>
          <table:table-cell office:value-type="float" office:value="-8.7689993506680233E-2" table:style-name="ce32">
            <text:p><text:s/>－0.09<text:s/></text:p>
          </table:table-cell>
          <table:table-cell office:value-type="float" office:value="-1.0353076652724185" table:style-name="ce33">
            <text:p><text:s/>－1.04<text:s/></text:p>
          </table:table-cell>
          <table:table-cell office:value-type="float" office:value="70" table:style-name="ce37">
            <text:p><text:s text:c="3"/>70<text:s/></text:p>
          </table:table-cell>
          <table:table-cell office:value-type="float" office:value="2.485250482182973E-2" table:style-name="ce36">
            <text:p><text:s text:c="3"/>0.02<text:s/></text:p>
          </table:table-cell>
          <table:table-cell office:value-type="float" office:value="0.28999999999999998" table:style-name="ce36">
            <text:p><text:s text:c="3"/>0.29<text:s/></text:p>
          </table:table-cell>
          <table:table-cell office:value-type="float" office:value="1382" table:style-name="ce37">
            <text:p><text:s text:c="3"/>1,382<text:s/></text:p>
          </table:table-cell>
          <table:table-cell office:value-type="float" office:value="0.49065945233955272" table:style-name="ce36">
            <text:p><text:s text:c="3"/>0.49<text:s/></text:p>
          </table:table-cell>
          <table:table-cell office:value-type="float" office:value="5.79" table:style-name="ce36">
            <text:p><text:s text:c="3"/>5.79<text:s/></text:p>
          </table:table-cell>
          <table:table-cell office:value-type="float" office:value="1312" table:style-name="ce37">
            <text:p><text:s text:c="3"/>1,312<text:s/></text:p>
          </table:table-cell>
          <table:table-cell office:value-type="float" office:value="0.46580694751772295" table:style-name="ce36">
            <text:p><text:s text:c="3"/>0.47<text:s/></text:p>
          </table:table-cell>
          <table:table-cell office:value-type="float" office:value="5.5" table:style-name="ce36">
            <text:p><text:s text:c="3"/>5.50<text:s/></text:p>
          </table:table-cell>
          <table:table-cell office:value-type="float" office:value="2045" table:style-name="ce37">
            <text:p><text:s text:c="3"/>2,045<text:s/></text:p>
          </table:table-cell>
          <table:table-cell office:value-type="float" office:value="1996" table:style-name="ce37">
            <text:p><text:s text:c="3"/>1,996<text:s/></text:p>
          </table:table-cell>
          <table:table-cell office:value-type="float" office:value="49" table:style-name="ce38">
            <text:p><text:s text:c="3"/>49<text:s/></text:p>
          </table:table-cell>
          <table:table-cell office:value-type="float" office:value="0.72604817658059717" table:style-name="ce36">
            <text:p><text:s text:c="3"/>0.73<text:s/></text:p>
          </table:table-cell>
          <table:table-cell office:value-type="float" office:value="8.57" table:style-name="ce32">
            <text:p><text:s text:c="3"/>8.57<text:s/></text:p>
          </table:table-cell>
          <table:table-cell office:value-type="float" office:value="609" table:style-name="ce38">
            <text:p><text:s text:c="3"/>609<text:s/></text:p>
          </table:table-cell>
          <table:table-cell office:value-type="float" office:value="608" table:style-name="ce38">
            <text:p><text:s text:c="3"/>608<text:s/></text:p>
          </table:table-cell>
          <table:table-cell office:value-type="float" office:value="1" table:style-name="ce38">
            <text:p><text:s text:c="3"/>1<text:s/></text:p>
          </table:table-cell>
          <table:table-cell office:value-type="float" office:value="0.21621679194991866" table:style-name="ce36">
            <text:p><text:s text:c="3"/>0.22<text:s/></text:p>
          </table:table-cell>
          <table:table-cell office:value-type="float" office:value="2.5499999999999998" table:style-name="ce40">
            <text:p><text:s text:c="3"/>2.55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臺南市</text:p>
          </table:table-cell>
          <table:table-cell office:value-type="float" office:value="-592" table:style-name="ce31">
            <text:p><text:s/>－592<text:s/></text:p>
          </table:table-cell>
          <table:table-cell office:value-type="float" office:value="-0.31508719452642447" table:style-name="ce32">
            <text:p><text:s/>－0.32<text:s/></text:p>
          </table:table-cell>
          <table:table-cell office:value-type="float" office:value="-3.720061716021656" table:style-name="ce33">
            <text:p><text:s/>－3.72<text:s/></text:p>
          </table:table-cell>
          <table:table-cell office:value-type="float" office:value="-330" table:style-name="ce37">
            <text:p><text:s/>－330<text:s/></text:p>
          </table:table-cell>
          <table:table-cell office:value-type="float" office:value="-0.17566749656250649" table:style-name="ce36">
            <text:p><text:s/>－0.18<text:s/></text:p>
          </table:table-cell>
          <table:table-cell office:value-type="float" office:value="-2.0699999999999998" table:style-name="ce36">
            <text:p><text:s/>－2.07<text:s/></text:p>
          </table:table-cell>
          <table:table-cell office:value-type="float" office:value="790" table:style-name="ce37">
            <text:p><text:s text:c="3"/>790<text:s/></text:p>
          </table:table-cell>
          <table:table-cell office:value-type="float" office:value="0.42053734025569733" table:style-name="ce36">
            <text:p><text:s text:c="3"/>0.42<text:s/></text:p>
          </table:table-cell>
          <table:table-cell office:value-type="float" office:value="4.97" table:style-name="ce36">
            <text:p><text:s text:c="3"/>4.97<text:s/></text:p>
          </table:table-cell>
          <table:table-cell office:value-type="float" office:value="1120" table:style-name="ce37">
            <text:p><text:s text:c="3"/>1,120<text:s/></text:p>
          </table:table-cell>
          <table:table-cell office:value-type="float" office:value="0.5962048368182038" table:style-name="ce36">
            <text:p><text:s text:c="3"/>0.60<text:s/></text:p>
          </table:table-cell>
          <table:table-cell office:value-type="float" office:value="7.04" table:style-name="ce36">
            <text:p><text:s text:c="3"/>7.04<text:s/></text:p>
          </table:table-cell>
          <table:table-cell office:value-type="float" office:value="1165" table:style-name="ce37">
            <text:p><text:s text:c="3"/>1,165<text:s/></text:p>
          </table:table-cell>
          <table:table-cell office:value-type="float" office:value="1138" table:style-name="ce37">
            <text:p><text:s text:c="3"/>1,138<text:s/></text:p>
          </table:table-cell>
          <table:table-cell office:value-type="float" office:value="27" table:style-name="ce38">
            <text:p><text:s text:c="3"/>27<text:s/></text:p>
          </table:table-cell>
          <table:table-cell office:value-type="float" office:value="0.62015949544036375" table:style-name="ce36">
            <text:p><text:s text:c="3"/>0.62<text:s/></text:p>
          </table:table-cell>
          <table:table-cell office:value-type="float" office:value="7.32" table:style-name="ce32">
            <text:p><text:s text:c="3"/>7.32<text:s/></text:p>
          </table:table-cell>
          <table:table-cell office:value-type="float" office:value="338" table:style-name="ce38">
            <text:p><text:s text:c="3"/>338<text:s/></text:p>
          </table:table-cell>
          <table:table-cell office:value-type="float" office:value="335" table:style-name="ce38">
            <text:p><text:s text:c="3"/>335<text:s/></text:p>
          </table:table-cell>
          <table:table-cell office:value-type="float" office:value="3" table:style-name="ce38">
            <text:p><text:s text:c="3"/>3<text:s/></text:p>
          </table:table-cell>
          <table:table-cell office:value-type="float" office:value="0.17992610253977936" table:style-name="ce36">
            <text:p><text:s text:c="3"/>0.18<text:s/></text:p>
          </table:table-cell>
          <table:table-cell office:value-type="float" office:value="2.12" table:style-name="ce40">
            <text:p><text:s text:c="3"/>2.12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高雄市</text:p>
          </table:table-cell>
          <table:table-cell office:value-type="float" office:value="-567" table:style-name="ce31">
            <text:p><text:s/>－567<text:s/></text:p>
          </table:table-cell>
          <table:table-cell office:value-type="float" office:value="-0.20444212719329083" table:style-name="ce32">
            <text:p><text:s/>－0.20<text:s/></text:p>
          </table:table-cell>
          <table:table-cell office:value-type="float" office:value="-2.4137360823465954" table:style-name="ce33">
            <text:p><text:s/>－2.41<text:s/></text:p>
          </table:table-cell>
          <table:table-cell office:value-type="float" office:value="-325" table:style-name="ce37">
            <text:p><text:s/>－325<text:s/></text:p>
          </table:table-cell>
          <table:table-cell office:value-type="float" office:value="-0.11719662077066695" table:style-name="ce36">
            <text:p><text:s/>－0.12<text:s/></text:p>
          </table:table-cell>
          <table:table-cell office:value-type="float" office:value="-1.38" table:style-name="ce36">
            <text:p><text:s/>－1.38<text:s/></text:p>
          </table:table-cell>
          <table:table-cell office:value-type="float" office:value="1352" table:style-name="ce37">
            <text:p><text:s text:c="3"/>1,352<text:s/></text:p>
          </table:table-cell>
          <table:table-cell office:value-type="float" office:value="0.48753794240597453" table:style-name="ce36">
            <text:p><text:s text:c="3"/>0.49<text:s/></text:p>
          </table:table-cell>
          <table:table-cell office:value-type="float" office:value="5.76" table:style-name="ce36">
            <text:p><text:s text:c="3"/>5.76<text:s/></text:p>
          </table:table-cell>
          <table:table-cell office:value-type="float" office:value="1677" table:style-name="ce37">
            <text:p><text:s text:c="3"/>1,677<text:s/></text:p>
          </table:table-cell>
          <table:table-cell office:value-type="float" office:value="0.60473456317664154" table:style-name="ce36">
            <text:p><text:s text:c="3"/>0.60<text:s/></text:p>
          </table:table-cell>
          <table:table-cell office:value-type="float" office:value="7.14" table:style-name="ce36">
            <text:p><text:s text:c="3"/>7.14<text:s/></text:p>
          </table:table-cell>
          <table:table-cell office:value-type="float" office:value="1831" table:style-name="ce37">
            <text:p><text:s text:c="3"/>1,831<text:s/></text:p>
          </table:table-cell>
          <table:table-cell office:value-type="float" office:value="1775" table:style-name="ce37">
            <text:p><text:s text:c="3"/>1,775<text:s/></text:p>
          </table:table-cell>
          <table:table-cell office:value-type="float" office:value="56" table:style-name="ce38">
            <text:p><text:s text:c="3"/>56<text:s/></text:p>
          </table:table-cell>
          <table:table-cell office:value-type="float" office:value="0.6602677311725883" table:style-name="ce36">
            <text:p><text:s text:c="3"/>0.66<text:s/></text:p>
          </table:table-cell>
          <table:table-cell office:value-type="float" office:value="7.8" table:style-name="ce32">
            <text:p><text:s text:c="3"/>7.80<text:s/></text:p>
          </table:table-cell>
          <table:table-cell office:value-type="float" office:value="474" table:style-name="ce38">
            <text:p><text:s text:c="3"/>474<text:s/></text:p>
          </table:table-cell>
          <table:table-cell office:value-type="float" office:value="470" table:style-name="ce38">
            <text:p><text:s text:c="3"/>470<text:s/></text:p>
          </table:table-cell>
          <table:table-cell office:value-type="float" office:value="4" table:style-name="ce38">
            <text:p><text:s text:c="3"/>4<text:s/></text:p>
          </table:table-cell>
          <table:table-cell office:value-type="float" office:value="0.1709267638316804" table:style-name="ce36">
            <text:p><text:s text:c="3"/>0.17<text:s/></text:p>
          </table:table-cell>
          <table:table-cell office:value-type="float" office:value="2.02" table:style-name="ce40">
            <text:p><text:s text:c="3"/>2.02<text:s/></text:p>
          </table:table-cell>
          <table:table-cell table:number-columns-repeated="16361"/>
        </table:table-row>
        <table:table-row table:style-name="ro7">
          <table:table-cell office:value-type="string" table:style-name="ce30">
            <text:p>臺灣省</text:p>
          </table:table-cell>
          <table:table-cell office:value-type="float" office:value="-1904" table:style-name="ce31">
            <text:p><text:s/>－1,904<text:s/></text:p>
          </table:table-cell>
          <table:table-cell office:value-type="float" office:value="-0.26973770982767531" table:style-name="ce32">
            <text:p><text:s/>－0.27<text:s/></text:p>
          </table:table-cell>
          <table:table-cell office:value-type="float" office:value="-3.184645219255779" table:style-name="ce33">
            <text:p><text:s/>－3.18<text:s/></text:p>
          </table:table-cell>
          <table:table-cell office:value-type="float" office:value="-1330" table:style-name="ce37">
            <text:p><text:s/>－1,330<text:s/></text:p>
          </table:table-cell>
          <table:table-cell office:value-type="float" office:value="-0.1884451391568171" table:style-name="ce36">
            <text:p><text:s/>－0.19<text:s/></text:p>
          </table:table-cell>
          <table:table-cell office:value-type="float" office:value="-2.2200000000000002" table:style-name="ce36">
            <text:p><text:s/>－2.22<text:s/></text:p>
          </table:table-cell>
          <table:table-cell office:value-type="float" office:value="3558" table:style-name="ce37">
            <text:p><text:s text:c="3"/>3,558<text:s/></text:p>
          </table:table-cell>
          <table:table-cell office:value-type="float" office:value="0.50412616926312426" table:style-name="ce36">
            <text:p><text:s text:c="3"/>0.50<text:s/></text:p>
          </table:table-cell>
          <table:table-cell office:value-type="float" office:value="5.95" table:style-name="ce36">
            <text:p><text:s text:c="3"/>5.95<text:s/></text:p>
          </table:table-cell>
          <table:table-cell office:value-type="float" office:value="4888" table:style-name="ce37">
            <text:p><text:s text:c="3"/>4,888<text:s/></text:p>
          </table:table-cell>
          <table:table-cell office:value-type="float" office:value="0.69257130841994141" table:style-name="ce36">
            <text:p><text:s text:c="3"/>0.69<text:s/></text:p>
          </table:table-cell>
          <table:table-cell office:value-type="float" office:value="8.18" table:style-name="ce36">
            <text:p><text:s text:c="3"/>8.18<text:s/></text:p>
          </table:table-cell>
          <table:table-cell office:value-type="float" office:value="4378" table:style-name="ce37">
            <text:p><text:s text:c="3"/>4,378<text:s/></text:p>
          </table:table-cell>
          <table:table-cell office:value-type="float" office:value="4286" table:style-name="ce37">
            <text:p><text:s text:c="3"/>4,286<text:s/></text:p>
          </table:table-cell>
          <table:table-cell office:value-type="float" office:value="92" table:style-name="ce38">
            <text:p><text:s text:c="3"/>92<text:s/></text:p>
          </table:table-cell>
          <table:table-cell office:value-type="float" office:value="0.62031039039740243" table:style-name="ce36">
            <text:p><text:s text:c="3"/>0.62<text:s/></text:p>
          </table:table-cell>
          <table:table-cell office:value-type="float" office:value="7.32" table:style-name="ce32">
            <text:p><text:s text:c="3"/>7.32<text:s/></text:p>
          </table:table-cell>
          <table:table-cell office:value-type="float" office:value="1330" table:style-name="ce38">
            <text:p><text:s text:c="3"/>1,330<text:s/></text:p>
          </table:table-cell>
          <table:table-cell office:value-type="float" office:value="1318" table:style-name="ce38">
            <text:p><text:s text:c="3"/>1,318<text:s/></text:p>
          </table:table-cell>
          <table:table-cell office:value-type="float" office:value="12" table:style-name="ce38">
            <text:p><text:s text:c="3"/>12<text:s/></text:p>
          </table:table-cell>
          <table:table-cell office:value-type="float" office:value="0.1884451391568171" table:style-name="ce36">
            <text:p><text:s text:c="3"/>0.19<text:s/></text:p>
          </table:table-cell>
          <table:table-cell office:value-type="float" office:value="2.2200000000000002" table:style-name="ce40">
            <text:p><text:s text:c="3"/>2.22<text:s/></text:p>
          </table:table-cell>
          <table:table-cell table:number-columns-repeated="16361"/>
        </table:table-row>
        <table:table-row table:style-name="ro8">
          <table:table-cell office:value-type="string" table:style-name="ce41">
            <text:p>宜蘭縣</text:p>
          </table:table-cell>
          <table:table-cell office:value-type="float" office:value="55" table:style-name="ce42">
            <text:p><text:s text:c="3"/>55<text:s/></text:p>
          </table:table-cell>
          <table:table-cell office:value-type="float" office:value="0.12116806009935781" table:style-name="ce43">
            <text:p><text:s text:c="3"/>0.12<text:s/></text:p>
          </table:table-cell>
          <table:table-cell office:value-type="float" office:value="1.4305648385924179" table:style-name="ce33">
            <text:p><text:s text:c="3"/>1.43<text:s/></text:p>
          </table:table-cell>
          <table:table-cell office:value-type="float" office:value="-50" table:style-name="ce44">
            <text:p><text:s/>－50<text:s/></text:p>
          </table:table-cell>
          <table:table-cell office:value-type="float" office:value="-0.11014610881334089" table:style-name="ce45">
            <text:p><text:s/>－0.11<text:s/></text:p>
          </table:table-cell>
          <table:table-cell office:value-type="float" office:value="-1.3" table:style-name="ce45">
            <text:p><text:s/>－1.30<text:s/></text:p>
          </table:table-cell>
          <table:table-cell office:value-type="float" office:value="226" table:style-name="ce44">
            <text:p><text:s text:c="3"/>226<text:s/></text:p>
          </table:table-cell>
          <table:table-cell office:value-type="float" office:value="0.49786041183630086" table:style-name="ce45">
            <text:p><text:s text:c="3"/>0.50<text:s/></text:p>
          </table:table-cell>
          <table:table-cell office:value-type="float" office:value="5.88" table:style-name="ce45">
            <text:p><text:s text:c="3"/>5.88<text:s/></text:p>
          </table:table-cell>
          <table:table-cell office:value-type="float" office:value="276" table:style-name="ce44">
            <text:p><text:s text:c="3"/>276<text:s/></text:p>
          </table:table-cell>
          <table:table-cell office:value-type="float" office:value="0.60800652064964178" table:style-name="ce45">
            <text:p><text:s text:c="3"/>0.61<text:s/></text:p>
          </table:table-cell>
          <table:table-cell office:value-type="float" office:value="7.18" table:style-name="ce45">
            <text:p><text:s text:c="3"/>7.18<text:s/></text:p>
          </table:table-cell>
          <table:table-cell office:value-type="float" office:value="293" table:style-name="ce44">
            <text:p><text:s text:c="3"/>293<text:s/></text:p>
          </table:table-cell>
          <table:table-cell office:value-type="float" office:value="282" table:style-name="ce44">
            <text:p><text:s text:c="3"/>282<text:s/></text:p>
          </table:table-cell>
          <table:table-cell office:value-type="float" office:value="11" table:style-name="ce46">
            <text:p><text:s text:c="3"/>11<text:s/></text:p>
          </table:table-cell>
          <table:table-cell office:value-type="float" office:value="0.64545619764617757" table:style-name="ce45">
            <text:p><text:s text:c="3"/>0.65<text:s/></text:p>
          </table:table-cell>
          <table:table-cell office:value-type="float" office:value="7.62" table:style-name="ce43">
            <text:p><text:s text:c="3"/>7.62<text:s/></text:p>
          </table:table-cell>
          <table:table-cell office:value-type="float" office:value="94" table:style-name="ce46">
            <text:p><text:s text:c="3"/>94<text:s/></text:p>
          </table:table-cell>
          <table:table-cell office:value-type="float" office:value="94" table:style-name="ce46">
            <text:p><text:s text:c="3"/>94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20707468456908087" table:style-name="ce45">
            <text:p><text:s text:c="3"/>0.21<text:s/></text:p>
          </table:table-cell>
          <table:table-cell office:value-type="float" office:value="2.44" table:style-name="ce47">
            <text:p><text:s text:c="3"/>2.44<text:s/></text:p>
          </table:table-cell>
          <table:table-cell table:number-columns-repeated="16361"/>
        </table:table-row>
        <table:table-row table:style-name="ro9">
          <table:table-cell office:value-type="string" table:style-name="ce41">
            <text:p>新竹縣</text:p>
          </table:table-cell>
          <table:table-cell office:value-type="float" office:value="583" table:style-name="ce42">
            <text:p><text:s text:c="3"/>583<text:s/></text:p>
          </table:table-cell>
          <table:table-cell office:value-type="float" office:value="1.0303065648023948" table:style-name="ce43">
            <text:p><text:s text:c="3"/>1.03<text:s/></text:p>
          </table:table-cell>
          <table:table-cell office:value-type="float" office:value="12.164264603796015" table:style-name="ce33">
            <text:p><text:s text:c="3"/>12.16<text:s/></text:p>
          </table:table-cell>
          <table:table-cell office:value-type="float" office:value="5" table:style-name="ce44">
            <text:p><text:s text:c="3"/>5<text:s/></text:p>
          </table:table-cell>
          <table:table-cell office:value-type="float" office:value="8.8316987330928163E-3" table:style-name="ce45">
            <text:p><text:s text:c="3"/>0.01<text:s/></text:p>
          </table:table-cell>
          <table:table-cell office:value-type="float" office:value="0.1" table:style-name="ce45">
            <text:p><text:s text:c="3"/>0.10<text:s/></text:p>
          </table:table-cell>
          <table:table-cell office:value-type="float" office:value="301" table:style-name="ce44">
            <text:p><text:s text:c="3"/>301<text:s/></text:p>
          </table:table-cell>
          <table:table-cell office:value-type="float" office:value="0.53166826373218756" table:style-name="ce48">
            <text:p><text:s text:c="3"/>0.53<text:s/></text:p>
          </table:table-cell>
          <table:table-cell office:value-type="float" office:value="6.28" table:style-name="ce45">
            <text:p><text:s text:c="3"/>6.28<text:s/></text:p>
          </table:table-cell>
          <table:table-cell office:value-type="float" office:value="296" table:style-name="ce44">
            <text:p><text:s text:c="3"/>296<text:s/></text:p>
          </table:table-cell>
          <table:table-cell office:value-type="float" office:value="0.52283656499909481" table:style-name="ce45">
            <text:p><text:s text:c="3"/>0.52<text:s/></text:p>
          </table:table-cell>
          <table:table-cell office:value-type="float" office:value="6.17" table:style-name="ce45">
            <text:p><text:s text:c="3"/>6.17<text:s/></text:p>
          </table:table-cell>
          <table:table-cell office:value-type="float" office:value="396" table:style-name="ce44">
            <text:p><text:s text:c="3"/>396<text:s/></text:p>
          </table:table-cell>
          <table:table-cell office:value-type="float" office:value="381" table:style-name="ce44">
            <text:p><text:s text:c="3"/>381<text:s/></text:p>
          </table:table-cell>
          <table:table-cell office:value-type="float" office:value="15" table:style-name="ce46">
            <text:p><text:s text:c="3"/>15<text:s/></text:p>
          </table:table-cell>
          <table:table-cell office:value-type="float" office:value="0.69947053966095107" table:style-name="ce45">
            <text:p><text:s text:c="3"/>0.70<text:s/></text:p>
          </table:table-cell>
          <table:table-cell office:value-type="float" office:value="8.26" table:style-name="ce43">
            <text:p><text:s text:c="3"/>8.26<text:s/></text:p>
          </table:table-cell>
          <table:table-cell office:value-type="float" office:value="105" table:style-name="ce46">
            <text:p><text:s text:c="3"/>105<text:s/></text:p>
          </table:table-cell>
          <table:table-cell office:value-type="float" office:value="104" table:style-name="ce46">
            <text:p><text:s text:c="3"/>104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18546567339494915" table:style-name="ce45">
            <text:p><text:s text:c="3"/>0.19<text:s/></text:p>
          </table:table-cell>
          <table:table-cell office:value-type="float" office:value="2.19" table:style-name="ce47">
            <text:p><text:s text:c="3"/>2.19<text:s/></text:p>
          </table:table-cell>
          <table:table-cell table:number-columns-repeated="16361"/>
        </table:table-row>
        <table:table-row table:style-name="ro9">
          <table:table-cell office:value-type="string" table:style-name="ce41">
            <text:p>苗栗縣</text:p>
          </table:table-cell>
          <table:table-cell office:value-type="float" office:value="-209" table:style-name="ce42">
            <text:p><text:s/>－209<text:s/></text:p>
          </table:table-cell>
          <table:table-cell office:value-type="float" office:value="-0.38380454982848161" table:style-name="ce43">
            <text:p><text:s/>－0.38<text:s/></text:p>
          </table:table-cell>
          <table:table-cell office:value-type="float" office:value="-4.5313698463620726" table:style-name="ce33">
            <text:p><text:s/>－4.53<text:s/></text:p>
          </table:table-cell>
          <table:table-cell office:value-type="float" office:value="-143" table:style-name="ce44">
            <text:p><text:s/>－143<text:s/></text:p>
          </table:table-cell>
          <table:table-cell office:value-type="float" office:value="-0.26265351684793742" table:style-name="ce45">
            <text:p><text:s/>－0.26<text:s/></text:p>
          </table:table-cell>
          <table:table-cell office:value-type="float" office:value="-3.1" table:style-name="ce45">
            <text:p><text:s/>－3.10<text:s/></text:p>
          </table:table-cell>
          <table:table-cell office:value-type="float" office:value="225" table:style-name="ce44">
            <text:p><text:s text:c="3"/>225<text:s/></text:p>
          </table:table-cell>
          <table:table-cell office:value-type="float" office:value="0.41326602301248894" table:style-name="ce45">
            <text:p><text:s text:c="3"/>0.41<text:s/></text:p>
          </table:table-cell>
          <table:table-cell office:value-type="float" office:value="4.88" table:style-name="ce45">
            <text:p><text:s text:c="3"/>4.88<text:s/></text:p>
          </table:table-cell>
          <table:table-cell office:value-type="float" office:value="368" table:style-name="ce44">
            <text:p><text:s text:c="3"/>368<text:s/></text:p>
          </table:table-cell>
          <table:table-cell office:value-type="float" office:value="0.6759195398604263" table:style-name="ce45">
            <text:p><text:s text:c="3"/>0.68<text:s/></text:p>
          </table:table-cell>
          <table:table-cell office:value-type="float" office:value="7.98" table:style-name="ce45">
            <text:p><text:s text:c="3"/>7.98<text:s/></text:p>
          </table:table-cell>
          <table:table-cell office:value-type="float" office:value="350" table:style-name="ce44">
            <text:p><text:s text:c="3"/>350<text:s/></text:p>
          </table:table-cell>
          <table:table-cell office:value-type="float" office:value="346" table:style-name="ce44">
            <text:p><text:s text:c="3"/>346<text:s/></text:p>
          </table:table-cell>
          <table:table-cell office:value-type="float" office:value="4" table:style-name="ce46">
            <text:p><text:s text:c="3"/>4<text:s/></text:p>
          </table:table-cell>
          <table:table-cell office:value-type="float" office:value="0.6428582580194272" table:style-name="ce45">
            <text:p><text:s text:c="3"/>0.64<text:s/></text:p>
          </table:table-cell>
          <table:table-cell office:value-type="float" office:value="7.59" table:style-name="ce43">
            <text:p><text:s text:c="3"/>7.59<text:s/></text:p>
          </table:table-cell>
          <table:table-cell office:value-type="float" office:value="106" table:style-name="ce46">
            <text:p><text:s text:c="3"/>106<text:s/></text:p>
          </table:table-cell>
          <table:table-cell office:value-type="float" office:value="105" table:style-name="ce46">
            <text:p><text:s text:c="3"/>105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19469421528588365" table:style-name="ce45">
            <text:p><text:s text:c="3"/>0.19<text:s/></text:p>
          </table:table-cell>
          <table:table-cell office:value-type="float" office:value="2.2999999999999998" table:style-name="ce47">
            <text:p><text:s text:c="3"/>2.30<text:s/></text:p>
          </table:table-cell>
          <table:table-cell table:number-columns-repeated="16361"/>
        </table:table-row>
        <table:table-row table:style-name="ro9">
          <table:table-cell office:value-type="string" table:style-name="ce41">
            <text:p>彰化縣</text:p>
          </table:table-cell>
          <table:table-cell office:value-type="float" office:value="-568" table:style-name="ce42">
            <text:p><text:s/>－568<text:s/></text:p>
          </table:table-cell>
          <table:table-cell office:value-type="float" office:value="-0.44706069399876114" table:style-name="ce43">
            <text:p><text:s/>－0.45<text:s/></text:p>
          </table:table-cell>
          <table:table-cell office:value-type="float" office:value="-5.2782004517273089" table:style-name="ce33">
            <text:p><text:s/>－5.28<text:s/></text:p>
          </table:table-cell>
          <table:table-cell office:value-type="float" office:value="14" table:style-name="ce44">
            <text:p><text:s text:c="3"/>14<text:s/></text:p>
          </table:table-cell>
          <table:table-cell office:value-type="float" office:value="1.1021565266954119E-2" table:style-name="ce45">
            <text:p><text:s text:c="3"/>0.01<text:s/></text:p>
          </table:table-cell>
          <table:table-cell office:value-type="float" office:value="0.13" table:style-name="ce45">
            <text:p><text:s text:c="3"/>0.13<text:s/></text:p>
          </table:table-cell>
          <table:table-cell office:value-type="float" office:value="857" table:style-name="ce44">
            <text:p><text:s text:c="3"/>857<text:s/></text:p>
          </table:table-cell>
          <table:table-cell office:value-type="float" office:value="0.67467724526997719" table:style-name="ce45">
            <text:p><text:s text:c="3"/>0.67<text:s/></text:p>
          </table:table-cell>
          <table:table-cell office:value-type="float" office:value="7.97" table:style-name="ce45">
            <text:p><text:s text:c="3"/>7.97<text:s/></text:p>
          </table:table-cell>
          <table:table-cell office:value-type="float" office:value="843" table:style-name="ce44">
            <text:p><text:s text:c="3"/>843<text:s/></text:p>
          </table:table-cell>
          <table:table-cell office:value-type="float" office:value="0.663655680003023" table:style-name="ce45">
            <text:p><text:s text:c="3"/>0.66<text:s/></text:p>
          </table:table-cell>
          <table:table-cell office:value-type="float" office:value="7.84" table:style-name="ce45">
            <text:p><text:s text:c="3"/>7.84<text:s/></text:p>
          </table:table-cell>
          <table:table-cell office:value-type="float" office:value="783" table:style-name="ce44">
            <text:p><text:s text:c="3"/>783<text:s/></text:p>
          </table:table-cell>
          <table:table-cell office:value-type="float" office:value="775" table:style-name="ce44">
            <text:p><text:s text:c="3"/>775<text:s/></text:p>
          </table:table-cell>
          <table:table-cell office:value-type="float" office:value="8" table:style-name="ce46">
            <text:p><text:s text:c="3"/>8<text:s/></text:p>
          </table:table-cell>
          <table:table-cell office:value-type="float" office:value="0.61642040028750544" table:style-name="ce45">
            <text:p><text:s text:c="3"/>0.62<text:s/></text:p>
          </table:table-cell>
          <table:table-cell office:value-type="float" office:value="7.28" table:style-name="ce43">
            <text:p><text:s text:c="3"/>7.28<text:s/></text:p>
          </table:table-cell>
          <table:table-cell office:value-type="float" office:value="194" table:style-name="ce46">
            <text:p><text:s text:c="3"/>194<text:s/></text:p>
          </table:table-cell>
          <table:table-cell office:value-type="float" office:value="194" table:style-name="ce46">
            <text:p><text:s text:c="3"/>194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527274044135071" table:style-name="ce45">
            <text:p><text:s text:c="3"/>0.15<text:s/></text:p>
          </table:table-cell>
          <table:table-cell office:value-type="float" office:value="1.8" table:style-name="ce47">
            <text:p><text:s text:c="3"/>1.80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41">
            <text:p>南投縣</text:p>
          </table:table-cell>
          <table:table-cell office:value-type="float" office:value="-261" table:style-name="ce42">
            <text:p><text:s/>－261<text:s/></text:p>
          </table:table-cell>
          <table:table-cell office:value-type="float" office:value="-0.52926361383628928" table:style-name="ce43">
            <text:p><text:s/>－0.53<text:s/></text:p>
          </table:table-cell>
          <table:table-cell office:value-type="float" office:value="-6.2487252472284478" table:style-name="ce33">
            <text:p><text:s/>－6.25<text:s/></text:p>
          </table:table-cell>
          <table:table-cell office:value-type="float" office:value="-124" table:style-name="ce44">
            <text:p><text:s/>－124<text:s/></text:p>
          </table:table-cell>
          <table:table-cell office:value-type="float" office:value="-0.25151747184373463" table:style-name="ce48">
            <text:p><text:s/>－0.25<text:s/></text:p>
          </table:table-cell>
          <table:table-cell office:value-type="float" office:value="-2.97" table:style-name="ce45">
            <text:p><text:s/>－2.97<text:s/></text:p>
          </table:table-cell>
          <table:table-cell office:value-type="float" office:value="230" table:style-name="ce44">
            <text:p><text:s text:c="3"/>230<text:s/></text:p>
          </table:table-cell>
          <table:table-cell office:value-type="float" office:value="0.46652434293595935" table:style-name="ce45">
            <text:p><text:s text:c="3"/>0.47<text:s/></text:p>
          </table:table-cell>
          <table:table-cell office:value-type="float" office:value="5.51" table:style-name="ce45">
            <text:p><text:s text:c="3"/>5.51<text:s/></text:p>
          </table:table-cell>
          <table:table-cell office:value-type="float" office:value="354" table:style-name="ce44">
            <text:p><text:s text:c="3"/>354<text:s/></text:p>
          </table:table-cell>
          <table:table-cell office:value-type="float" office:value="0.71804181477969398" table:style-name="ce45">
            <text:p><text:s text:c="3"/>0.72<text:s/></text:p>
          </table:table-cell>
          <table:table-cell office:value-type="float" office:value="8.48" table:style-name="ce45">
            <text:p><text:s text:c="3"/>8.48<text:s/></text:p>
          </table:table-cell>
          <table:table-cell office:value-type="float" office:value="316" table:style-name="ce44">
            <text:p><text:s text:c="3"/>316<text:s/></text:p>
          </table:table-cell>
          <table:table-cell office:value-type="float" office:value="314" table:style-name="ce44">
            <text:p><text:s text:c="3"/>314<text:s/></text:p>
          </table:table-cell>
          <table:table-cell office:value-type="float" office:value="2" table:style-name="ce46">
            <text:p><text:s text:c="3"/>2<text:s/></text:p>
          </table:table-cell>
          <table:table-cell office:value-type="float" office:value="0.64096387985983982" table:style-name="ce45">
            <text:p><text:s text:c="3"/>0.64<text:s/></text:p>
          </table:table-cell>
          <table:table-cell office:value-type="float" office:value="7.57" table:style-name="ce43">
            <text:p><text:s text:c="3"/>7.57<text:s/></text:p>
          </table:table-cell>
          <table:table-cell office:value-type="float" office:value="81" table:style-name="ce46">
            <text:p><text:s text:c="3"/>81<text:s/></text:p>
          </table:table-cell>
          <table:table-cell office:value-type="float" office:value="81" table:style-name="ce46">
            <text:p><text:s text:c="3"/>81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6429770338179439" table:style-name="ce45">
            <text:p><text:s text:c="3"/>0.16<text:s/></text:p>
          </table:table-cell>
          <table:table-cell office:value-type="float" office:value="1.94" table:style-name="ce47">
            <text:p><text:s text:c="3"/>1.94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雲林縣</text:p>
          </table:table-cell>
          <table:table-cell office:value-type="float" office:value="-167" table:style-name="ce42">
            <text:p><text:s/>－167<text:s/></text:p>
          </table:table-cell>
          <table:table-cell office:value-type="float" office:value="-0.2457201291869901" table:style-name="ce43">
            <text:p><text:s/>－0.25<text:s/></text:p>
          </table:table-cell>
          <table:table-cell office:value-type="float" office:value="-2.9010828155625283" table:style-name="ce33">
            <text:p><text:s/>－2.90<text:s/></text:p>
          </table:table-cell>
          <table:table-cell office:value-type="float" office:value="-264" table:style-name="ce44">
            <text:p><text:s/>－264<text:s/></text:p>
          </table:table-cell>
          <table:table-cell office:value-type="float" office:value="-0.38849152713223356" table:style-name="ce45">
            <text:p><text:s/>－0.39<text:s/></text:p>
          </table:table-cell>
          <table:table-cell office:value-type="float" office:value="-4.59" table:style-name="ce45">
            <text:p><text:s/>－4.59<text:s/></text:p>
          </table:table-cell>
          <table:table-cell office:value-type="float" office:value="304" table:style-name="ce44">
            <text:p><text:s text:c="3"/>304<text:s/></text:p>
          </table:table-cell>
          <table:table-cell office:value-type="float" office:value="0.44735387972802648" table:style-name="ce45">
            <text:p><text:s text:c="3"/>0.45<text:s/></text:p>
          </table:table-cell>
          <table:table-cell office:value-type="float" office:value="5.28" table:style-name="ce45">
            <text:p><text:s text:c="3"/>5.28<text:s/></text:p>
          </table:table-cell>
          <table:table-cell office:value-type="float" office:value="568" table:style-name="ce44">
            <text:p><text:s text:c="3"/>568<text:s/></text:p>
          </table:table-cell>
          <table:table-cell office:value-type="float" office:value="0.83584540686025999" table:style-name="ce45">
            <text:p><text:s text:c="3"/>0.84<text:s/></text:p>
          </table:table-cell>
          <table:table-cell office:value-type="float" office:value="9.8699999999999992" table:style-name="ce45">
            <text:p><text:s text:c="3"/>9.87<text:s/></text:p>
          </table:table-cell>
          <table:table-cell office:value-type="float" office:value="347" table:style-name="ce44">
            <text:p><text:s text:c="3"/>347<text:s/></text:p>
          </table:table-cell>
          <table:table-cell office:value-type="float" office:value="345" table:style-name="ce44">
            <text:p><text:s text:c="3"/>345<text:s/></text:p>
          </table:table-cell>
          <table:table-cell office:value-type="float" office:value="2" table:style-name="ce46">
            <text:p><text:s text:c="3"/>2<text:s/></text:p>
          </table:table-cell>
          <table:table-cell office:value-type="float" office:value="0.51063090876850392" table:style-name="ce45">
            <text:p><text:s text:c="3"/>0.51<text:s/></text:p>
          </table:table-cell>
          <table:table-cell office:value-type="float" office:value="6.03" table:style-name="ce43">
            <text:p><text:s text:c="3"/>6.03<text:s/></text:p>
          </table:table-cell>
          <table:table-cell office:value-type="float" office:value="111" table:style-name="ce46">
            <text:p><text:s text:c="3"/>111<text:s/></text:p>
          </table:table-cell>
          <table:table-cell office:value-type="float" office:value="110" table:style-name="ce46">
            <text:p><text:s text:c="3"/>110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16334302845332546" table:style-name="ce45">
            <text:p><text:s text:c="3"/>0.16<text:s/></text:p>
          </table:table-cell>
          <table:table-cell office:value-type="float" office:value="1.93" table:style-name="ce47">
            <text:p><text:s text:c="3"/>1.93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嘉義縣</text:p>
          </table:table-cell>
          <table:table-cell office:value-type="float" office:value="-398" table:style-name="ce42">
            <text:p><text:s/>－398<text:s/></text:p>
          </table:table-cell>
          <table:table-cell office:value-type="float" office:value="-0.79318577686368763" table:style-name="ce43">
            <text:p><text:s/>－0.79<text:s/></text:p>
          </table:table-cell>
          <table:table-cell office:value-type="float" office:value="-9.3647094945841829" table:style-name="ce33">
            <text:p><text:s/>－9.36<text:s/></text:p>
          </table:table-cell>
          <table:table-cell office:value-type="float" office:value="-220" table:style-name="ce44">
            <text:p><text:s/>－220<text:s/></text:p>
          </table:table-cell>
          <table:table-cell office:value-type="float" office:value="-0.43861835219059958" table:style-name="ce45">
            <text:p><text:s/>－0.44<text:s/></text:p>
          </table:table-cell>
          <table:table-cell office:value-type="float" office:value="-5.18" table:style-name="ce45">
            <text:p><text:s/>－5.18<text:s/></text:p>
          </table:table-cell>
          <table:table-cell office:value-type="float" office:value="222" table:style-name="ce44">
            <text:p><text:s text:c="3"/>222<text:s/></text:p>
          </table:table-cell>
          <table:table-cell office:value-type="float" office:value="0.4426057917559687" table:style-name="ce45">
            <text:p><text:s text:c="3"/>0.44<text:s/></text:p>
          </table:table-cell>
          <table:table-cell office:value-type="float" office:value="5.23" table:style-name="ce45">
            <text:p><text:s text:c="3"/>5.23<text:s/></text:p>
          </table:table-cell>
          <table:table-cell office:value-type="float" office:value="442" table:style-name="ce44">
            <text:p><text:s text:c="3"/>442<text:s/></text:p>
          </table:table-cell>
          <table:table-cell office:value-type="float" office:value="0.88122414394656834" table:style-name="ce45">
            <text:p><text:s text:c="3"/>0.88<text:s/></text:p>
          </table:table-cell>
          <table:table-cell office:value-type="float" office:value="10.4" table:style-name="ce45">
            <text:p><text:s text:c="3"/>10.40<text:s/></text:p>
          </table:table-cell>
          <table:table-cell office:value-type="float" office:value="266" table:style-name="ce44">
            <text:p><text:s text:c="3"/>266<text:s/></text:p>
          </table:table-cell>
          <table:table-cell office:value-type="float" office:value="262" table:style-name="ce44">
            <text:p><text:s text:c="3"/>262<text:s/></text:p>
          </table:table-cell>
          <table:table-cell office:value-type="float" office:value="4" table:style-name="ce46">
            <text:p><text:s text:c="3"/>4<text:s/></text:p>
          </table:table-cell>
          <table:table-cell office:value-type="float" office:value="0.53032946219408861" table:style-name="ce45">
            <text:p><text:s text:c="3"/>0.53<text:s/></text:p>
          </table:table-cell>
          <table:table-cell office:value-type="float" office:value="6.26" table:style-name="ce43">
            <text:p><text:s text:c="3"/>6.26<text:s/></text:p>
          </table:table-cell>
          <table:table-cell office:value-type="float" office:value="95" table:style-name="ce46">
            <text:p><text:s text:c="3"/>95<text:s/></text:p>
          </table:table-cell>
          <table:table-cell office:value-type="float" office:value="93" table:style-name="ce46">
            <text:p><text:s text:c="3"/>93<text:s/></text:p>
          </table:table-cell>
          <table:table-cell office:value-type="float" office:value="2" table:style-name="ce46">
            <text:p><text:s text:c="3"/>2<text:s/></text:p>
          </table:table-cell>
          <table:table-cell office:value-type="float" office:value="0.18940337935503165" table:style-name="ce45">
            <text:p><text:s text:c="3"/>0.19<text:s/></text:p>
          </table:table-cell>
          <table:table-cell office:value-type="float" office:value="2.2400000000000002" table:style-name="ce47">
            <text:p><text:s text:c="3"/>2.24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屏東縣</text:p>
          </table:table-cell>
          <table:table-cell office:value-type="float" office:value="-463" table:style-name="ce42">
            <text:p><text:s/>－463<text:s/></text:p>
          </table:table-cell>
          <table:table-cell office:value-type="float" office:value="-0.56696006543919197" table:style-name="ce43">
            <text:p><text:s/>－0.57<text:s/></text:p>
          </table:table-cell>
          <table:table-cell office:value-type="float" office:value="-6.6937865790562654" table:style-name="ce33">
            <text:p><text:s/>－6.69<text:s/></text:p>
          </table:table-cell>
          <table:table-cell office:value-type="float" office:value="-325" table:style-name="ce44">
            <text:p><text:s/>－325<text:s/></text:p>
          </table:table-cell>
          <table:table-cell office:value-type="float" office:value="-0.39808697771754076" table:style-name="ce45">
            <text:p><text:s/>－0.40<text:s/></text:p>
          </table:table-cell>
          <table:table-cell office:value-type="float" office:value="-4.7" table:style-name="ce45">
            <text:p><text:s/>－4.70<text:s/></text:p>
          </table:table-cell>
          <table:table-cell office:value-type="float" office:value="318" table:style-name="ce44">
            <text:p><text:s text:c="3"/>318<text:s/></text:p>
          </table:table-cell>
          <table:table-cell office:value-type="float" office:value="0.38951279665900912" table:style-name="ce45">
            <text:p><text:s text:c="3"/>0.39<text:s/></text:p>
          </table:table-cell>
          <table:table-cell office:value-type="float" office:value="4.5999999999999996" table:style-name="ce45">
            <text:p><text:s text:c="3"/>4.60<text:s/></text:p>
          </table:table-cell>
          <table:table-cell office:value-type="float" office:value="643" table:style-name="ce44">
            <text:p><text:s text:c="3"/>643<text:s/></text:p>
          </table:table-cell>
          <table:table-cell office:value-type="float" office:value="0.78759977437654993" table:style-name="ce45">
            <text:p><text:s text:c="3"/>0.79<text:s/></text:p>
          </table:table-cell>
          <table:table-cell office:value-type="float" office:value="9.3000000000000007" table:style-name="ce45">
            <text:p><text:s text:c="3"/>9.30<text:s/></text:p>
          </table:table-cell>
          <table:table-cell office:value-type="float" office:value="483" table:style-name="ce44">
            <text:p><text:s text:c="3"/>483<text:s/></text:p>
          </table:table-cell>
          <table:table-cell office:value-type="float" office:value="469" table:style-name="ce44">
            <text:p><text:s text:c="3"/>469<text:s/></text:p>
          </table:table-cell>
          <table:table-cell office:value-type="float" office:value="14" table:style-name="ce46">
            <text:p><text:s text:c="3"/>14<text:s/></text:p>
          </table:table-cell>
          <table:table-cell office:value-type="float" office:value="0.59161849303868375" table:style-name="ce45">
            <text:p><text:s text:c="3"/>0.59<text:s/></text:p>
          </table:table-cell>
          <table:table-cell office:value-type="float" office:value="6.98" table:style-name="ce43">
            <text:p><text:s text:c="3"/>6.98<text:s/></text:p>
          </table:table-cell>
          <table:table-cell office:value-type="float" office:value="170" table:style-name="ce46">
            <text:p><text:s text:c="3"/>170<text:s/></text:p>
          </table:table-cell>
          <table:table-cell office:value-type="float" office:value="166" table:style-name="ce46">
            <text:p><text:s text:c="3"/>166<text:s/></text:p>
          </table:table-cell>
          <table:table-cell office:value-type="float" office:value="4" table:style-name="ce46">
            <text:p><text:s text:c="3"/>4<text:s/></text:p>
          </table:table-cell>
          <table:table-cell office:value-type="float" office:value="0.20823011142148284" table:style-name="ce45">
            <text:p><text:s text:c="3"/>0.21<text:s/></text:p>
          </table:table-cell>
          <table:table-cell office:value-type="float" office:value="2.46" table:style-name="ce47">
            <text:p><text:s text:c="3"/>2.46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41">
            <text:p>臺東縣</text:p>
          </table:table-cell>
          <table:table-cell office:value-type="float" office:value="-119" table:style-name="ce42">
            <text:p><text:s/>－119<text:s/></text:p>
          </table:table-cell>
          <table:table-cell office:value-type="float" office:value="-0.55050794766936217" table:style-name="ce43">
            <text:p><text:s/>－0.55<text:s/></text:p>
          </table:table-cell>
          <table:table-cell office:value-type="float" office:value="-6.4995454466769864" table:style-name="ce33">
            <text:p><text:s/>－6.50<text:s/></text:p>
          </table:table-cell>
          <table:table-cell office:value-type="float" office:value="-46" table:style-name="ce44">
            <text:p><text:s/>－46<text:s/></text:p>
          </table:table-cell>
          <table:table-cell office:value-type="float" office:value="-0.21285998209199716" table:style-name="ce45">
            <text:p><text:s/>－0.21<text:s/></text:p>
          </table:table-cell>
          <table:table-cell office:value-type="float" office:value="-2.5099999999999998" table:style-name="ce45">
            <text:p><text:s/>－2.51<text:s/></text:p>
          </table:table-cell>
          <table:table-cell office:value-type="float" office:value="114" table:style-name="ce44">
            <text:p><text:s text:c="3"/>114<text:s/></text:p>
          </table:table-cell>
          <table:table-cell office:value-type="float" office:value="0.52752256431494948" table:style-name="ce45">
            <text:p><text:s text:c="3"/>0.53<text:s/></text:p>
          </table:table-cell>
          <table:table-cell office:value-type="float" office:value="6.23" table:style-name="ce45">
            <text:p><text:s text:c="3"/>6.23<text:s/></text:p>
          </table:table-cell>
          <table:table-cell office:value-type="float" office:value="160" table:style-name="ce44">
            <text:p><text:s text:c="3"/>160<text:s/></text:p>
          </table:table-cell>
          <table:table-cell office:value-type="float" office:value="0.74038254640694667" table:style-name="ce45">
            <text:p><text:s text:c="3"/>0.74<text:s/></text:p>
          </table:table-cell>
          <table:table-cell office:value-type="float" office:value="8.74" table:style-name="ce45">
            <text:p><text:s text:c="3"/>8.74<text:s/></text:p>
          </table:table-cell>
          <table:table-cell office:value-type="float" office:value="158" table:style-name="ce44">
            <text:p><text:s text:c="3"/>158<text:s/></text:p>
          </table:table-cell>
          <table:table-cell office:value-type="float" office:value="153" table:style-name="ce44">
            <text:p><text:s text:c="3"/>153<text:s/></text:p>
          </table:table-cell>
          <table:table-cell office:value-type="float" office:value="5" table:style-name="ce46">
            <text:p><text:s text:c="3"/>5<text:s/></text:p>
          </table:table-cell>
          <table:table-cell office:value-type="float" office:value="0.7311277645768598" table:style-name="ce45">
            <text:p><text:s text:c="3"/>0.73<text:s/></text:p>
          </table:table-cell>
          <table:table-cell office:value-type="float" office:value="8.6300000000000008" table:style-name="ce43">
            <text:p><text:s text:c="3"/>8.63<text:s/></text:p>
          </table:table-cell>
          <table:table-cell office:value-type="float" office:value="55" table:style-name="ce46">
            <text:p><text:s text:c="3"/>55<text:s/></text:p>
          </table:table-cell>
          <table:table-cell office:value-type="float" office:value="54" table:style-name="ce46">
            <text:p><text:s text:c="3"/>54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25450650032738792" table:style-name="ce45">
            <text:p><text:s text:c="3"/>0.25<text:s/></text:p>
          </table:table-cell>
          <table:table-cell office:value-type="float" office:value="3" table:style-name="ce47">
            <text:p><text:s text:c="3"/>3.00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花蓮縣</text:p>
          </table:table-cell>
          <table:table-cell office:value-type="float" office:value="-129" table:style-name="ce42">
            <text:p><text:s/>－129<text:s/></text:p>
          </table:table-cell>
          <table:table-cell office:value-type="float" office:value="-0.39621354988912161" table:style-name="ce43">
            <text:p><text:s/>－0.40<text:s/></text:p>
          </table:table-cell>
          <table:table-cell office:value-type="float" office:value="-4.6778761051425324" table:style-name="ce33">
            <text:p><text:s/>－4.68<text:s/></text:p>
          </table:table-cell>
          <table:table-cell office:value-type="float" office:value="-93" table:style-name="ce44">
            <text:p><text:s/>－93<text:s/></text:p>
          </table:table-cell>
          <table:table-cell office:value-type="float" office:value="-0.28569892555699772" table:style-name="ce45">
            <text:p><text:s/>－0.29<text:s/></text:p>
          </table:table-cell>
          <table:table-cell office:value-type="float" office:value="-3.37" table:style-name="ce45">
            <text:p><text:s/>－3.37<text:s/></text:p>
          </table:table-cell>
          <table:table-cell office:value-type="float" office:value="142" table:style-name="ce44">
            <text:p><text:s text:c="3"/>142<text:s/></text:p>
          </table:table-cell>
          <table:table-cell office:value-type="float" office:value="0.43622846697950185" table:style-name="ce45">
            <text:p><text:s text:c="3"/>0.44<text:s/></text:p>
          </table:table-cell>
          <table:table-cell office:value-type="float" office:value="5.15" table:style-name="ce45">
            <text:p><text:s text:c="3"/>5.15<text:s/></text:p>
          </table:table-cell>
          <table:table-cell office:value-type="float" office:value="235" table:style-name="ce44">
            <text:p><text:s text:c="3"/>235<text:s/></text:p>
          </table:table-cell>
          <table:table-cell office:value-type="float" office:value="0.72192739253649951" table:style-name="ce45">
            <text:p><text:s text:c="3"/>0.72<text:s/></text:p>
          </table:table-cell>
          <table:table-cell office:value-type="float" office:value="8.52" table:style-name="ce45">
            <text:p><text:s text:c="3"/>8.52<text:s/></text:p>
          </table:table-cell>
          <table:table-cell office:value-type="float" office:value="200" table:style-name="ce44">
            <text:p><text:s text:c="3"/>200<text:s/></text:p>
          </table:table-cell>
          <table:table-cell office:value-type="float" office:value="190" table:style-name="ce44">
            <text:p><text:s text:c="3"/>190<text:s/></text:p>
          </table:table-cell>
          <table:table-cell office:value-type="float" office:value="10" table:style-name="ce46">
            <text:p><text:s text:c="3"/>10<text:s/></text:p>
          </table:table-cell>
          <table:table-cell office:value-type="float" office:value="0.61440629152042514" table:style-name="ce45">
            <text:p><text:s text:c="3"/>0.61<text:s/></text:p>
          </table:table-cell>
          <table:table-cell office:value-type="float" office:value="7.25" table:style-name="ce43">
            <text:p><text:s text:c="3"/>7.25<text:s/></text:p>
          </table:table-cell>
          <table:table-cell office:value-type="float" office:value="79" table:style-name="ce46">
            <text:p><text:s text:c="3"/>79<text:s/></text:p>
          </table:table-cell>
          <table:table-cell office:value-type="float" office:value="78" table:style-name="ce46">
            <text:p><text:s text:c="3"/>78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24269048515056793" table:style-name="ce45">
            <text:p><text:s text:c="3"/>0.24<text:s/></text:p>
          </table:table-cell>
          <table:table-cell office:value-type="float" office:value="2.87" table:style-name="ce47">
            <text:p><text:s text:c="3"/>2.87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澎湖縣</text:p>
          </table:table-cell>
          <table:table-cell office:value-type="float" office:value="-48" table:style-name="ce42">
            <text:p><text:s/>－48<text:s/></text:p>
          </table:table-cell>
          <table:table-cell office:value-type="float" office:value="-0.45683829827733891" table:style-name="ce43">
            <text:p><text:s/>－0.46<text:s/></text:p>
          </table:table-cell>
          <table:table-cell office:value-type="float" office:value="-5.393639263532453" table:style-name="ce33">
            <text:p><text:s/>－5.39<text:s/></text:p>
          </table:table-cell>
          <table:table-cell office:value-type="float" office:value="3" table:style-name="ce44">
            <text:p><text:s text:c="3"/>3<text:s/></text:p>
          </table:table-cell>
          <table:table-cell office:value-type="float" office:value="2.855891704586562E-2" table:style-name="ce45">
            <text:p><text:s text:c="3"/>0.03<text:s/></text:p>
          </table:table-cell>
          <table:table-cell office:value-type="float" office:value="0.34" table:style-name="ce45">
            <text:p><text:s text:c="3"/>0.34<text:s/></text:p>
          </table:table-cell>
          <table:table-cell office:value-type="float" office:value="79" table:style-name="ce44">
            <text:p><text:s text:c="3"/>79<text:s/></text:p>
          </table:table-cell>
          <table:table-cell office:value-type="float" office:value="0.75205148220779461" table:style-name="ce45">
            <text:p><text:s text:c="3"/>0.75<text:s/></text:p>
          </table:table-cell>
          <table:table-cell office:value-type="float" office:value="8.8800000000000008" table:style-name="ce45">
            <text:p><text:s text:c="3"/>8.88<text:s/></text:p>
          </table:table-cell>
          <table:table-cell office:value-type="float" office:value="76" table:style-name="ce44">
            <text:p><text:s text:c="3"/>76<text:s/></text:p>
          </table:table-cell>
          <table:table-cell office:value-type="float" office:value="0.72349256516192906" table:style-name="ce45">
            <text:p><text:s text:c="3"/>0.72<text:s/></text:p>
          </table:table-cell>
          <table:table-cell office:value-type="float" office:value="8.5399999999999991" table:style-name="ce45">
            <text:p><text:s text:c="3"/>8.54<text:s/></text:p>
          </table:table-cell>
          <table:table-cell office:value-type="float" office:value="63" table:style-name="ce44">
            <text:p><text:s text:c="3"/>63<text:s/></text:p>
          </table:table-cell>
          <table:table-cell office:value-type="float" office:value="61" table:style-name="ce44">
            <text:p><text:s text:c="3"/>61<text:s/></text:p>
          </table:table-cell>
          <table:table-cell office:value-type="float" office:value="2" table:style-name="ce46">
            <text:p><text:s text:c="3"/>2<text:s/></text:p>
          </table:table-cell>
          <table:table-cell office:value-type="float" office:value="0.59973725796317812" table:style-name="ce45">
            <text:p><text:s text:c="3"/>0.60<text:s/></text:p>
          </table:table-cell>
          <table:table-cell office:value-type="float" office:value="7.08" table:style-name="ce43">
            <text:p><text:s text:c="3"/>7.08<text:s/></text:p>
          </table:table-cell>
          <table:table-cell office:value-type="float" office:value="16" table:style-name="ce46">
            <text:p><text:s text:c="3"/>16<text:s/></text:p>
          </table:table-cell>
          <table:table-cell office:value-type="float" office:value="16" table:style-name="ce46">
            <text:p><text:s text:c="3"/>16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5231422424461666" table:style-name="ce45">
            <text:p><text:s text:c="3"/>0.15<text:s/></text:p>
          </table:table-cell>
          <table:table-cell office:value-type="float" office:value="1.8" table:style-name="ce47">
            <text:p><text:s text:c="3"/>1.80<text:s/></text:p>
          </table:table-cell>
          <table:table-cell table:number-columns-repeated="16361" table:style-name="ce3"/>
        </table:table-row>
        <table:table-row table:style-name="ro8">
          <table:table-cell office:value-type="string" table:style-name="ce41">
            <text:p>基隆市</text:p>
          </table:table-cell>
          <table:table-cell office:value-type="float" office:value="-164" table:style-name="ce42">
            <text:p><text:s/>－164<text:s/></text:p>
          </table:table-cell>
          <table:table-cell office:value-type="float" office:value="-0.44462518639013149" table:style-name="ce43">
            <text:p><text:s/>－0.44<text:s/></text:p>
          </table:table-cell>
          <table:table-cell office:value-type="float" office:value="-5.249445748993165" table:style-name="ce33">
            <text:p><text:s/>－5.25<text:s/></text:p>
          </table:table-cell>
          <table:table-cell office:value-type="float" office:value="-80" table:style-name="ce44">
            <text:p><text:s/>－80<text:s/></text:p>
          </table:table-cell>
          <table:table-cell office:value-type="float" office:value="-0.21693856299895869" table:style-name="ce45">
            <text:p><text:s/>－0.22<text:s/></text:p>
          </table:table-cell>
          <table:table-cell office:value-type="float" office:value="-2.56" table:style-name="ce45">
            <text:p><text:s/>－2.56<text:s/></text:p>
          </table:table-cell>
          <table:table-cell office:value-type="float" office:value="160" table:style-name="ce44">
            <text:p><text:s text:c="3"/>160<text:s/></text:p>
          </table:table-cell>
          <table:table-cell office:value-type="float" office:value="0.43387712599791739" table:style-name="ce45">
            <text:p><text:s text:c="3"/>0.43<text:s/></text:p>
          </table:table-cell>
          <table:table-cell office:value-type="float" office:value="5.12" table:style-name="ce45">
            <text:p><text:s text:c="3"/>5.12<text:s/></text:p>
          </table:table-cell>
          <table:table-cell office:value-type="float" office:value="240" table:style-name="ce44">
            <text:p><text:s text:c="3"/>240<text:s/></text:p>
          </table:table-cell>
          <table:table-cell office:value-type="float" office:value="0.65081568899687603" table:style-name="ce45">
            <text:p><text:s text:c="3"/>0.65<text:s/></text:p>
          </table:table-cell>
          <table:table-cell office:value-type="float" office:value="7.68" table:style-name="ce45">
            <text:p><text:s text:c="3"/>7.68<text:s/></text:p>
          </table:table-cell>
          <table:table-cell office:value-type="float" office:value="252" table:style-name="ce44">
            <text:p><text:s text:c="3"/>252<text:s/></text:p>
          </table:table-cell>
          <table:table-cell office:value-type="float" office:value="246" table:style-name="ce44">
            <text:p><text:s text:c="3"/>246<text:s/></text:p>
          </table:table-cell>
          <table:table-cell office:value-type="float" office:value="6" table:style-name="ce46">
            <text:p><text:s text:c="3"/>6<text:s/></text:p>
          </table:table-cell>
          <table:table-cell office:value-type="float" office:value="0.6833564734467199" table:style-name="ce45">
            <text:p><text:s text:c="3"/>0.68<text:s/></text:p>
          </table:table-cell>
          <table:table-cell office:value-type="float" office:value="8.07" table:style-name="ce43">
            <text:p><text:s text:c="3"/>8.07<text:s/></text:p>
          </table:table-cell>
          <table:table-cell office:value-type="float" office:value="78" table:style-name="ce46">
            <text:p><text:s text:c="3"/>78<text:s/></text:p>
          </table:table-cell>
          <table:table-cell office:value-type="float" office:value="78" table:style-name="ce46">
            <text:p><text:s text:c="3"/>78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21151509892398473" table:style-name="ce45">
            <text:p><text:s text:c="3"/>0.21<text:s/></text:p>
          </table:table-cell>
          <table:table-cell office:value-type="float" office:value="2.5" table:style-name="ce47">
            <text:p><text:s text:c="3"/>2.50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新竹市</text:p>
          </table:table-cell>
          <table:table-cell office:value-type="float" office:value="213" table:style-name="ce42">
            <text:p><text:s text:c="3"/>213<text:s/></text:p>
          </table:table-cell>
          <table:table-cell office:value-type="float" office:value="0.4737618245835678" table:style-name="ce43">
            <text:p><text:s text:c="3"/>0.47<text:s/></text:p>
          </table:table-cell>
          <table:table-cell office:value-type="float" office:value="5.5934460579866396" table:style-name="ce33">
            <text:p><text:s text:c="3"/>5.59<text:s/></text:p>
          </table:table-cell>
          <table:table-cell office:value-type="float" office:value="59" table:style-name="ce44">
            <text:p><text:s text:c="3"/>59<text:s/></text:p>
          </table:table-cell>
          <table:table-cell office:value-type="float" office:value="0.13119872270260474" table:style-name="ce45">
            <text:p><text:s text:c="3"/>0.13<text:s/></text:p>
          </table:table-cell>
          <table:table-cell office:value-type="float" office:value="1.55" table:style-name="ce45">
            <text:p><text:s text:c="3"/>1.55<text:s/></text:p>
          </table:table-cell>
          <table:table-cell office:value-type="float" office:value="271" table:style-name="ce44">
            <text:p><text:s text:c="3"/>271<text:s/></text:p>
          </table:table-cell>
          <table:table-cell office:value-type="float" office:value="0.60262464156620132" table:style-name="ce45">
            <text:p><text:s text:c="3"/>0.60<text:s/></text:p>
          </table:table-cell>
          <table:table-cell office:value-type="float" office:value="7.11" table:style-name="ce45">
            <text:p><text:s text:c="3"/>7.11<text:s/></text:p>
          </table:table-cell>
          <table:table-cell office:value-type="float" office:value="212" table:style-name="ce44">
            <text:p><text:s text:c="3"/>212<text:s/></text:p>
          </table:table-cell>
          <table:table-cell office:value-type="float" office:value="0.47142591886359669" table:style-name="ce45">
            <text:p><text:s text:c="3"/>0.47<text:s/></text:p>
          </table:table-cell>
          <table:table-cell office:value-type="float" office:value="5.57" table:style-name="ce45">
            <text:p><text:s text:c="3"/>5.57<text:s/></text:p>
          </table:table-cell>
          <table:table-cell office:value-type="float" office:value="299" table:style-name="ce44">
            <text:p><text:s text:c="3"/>299<text:s/></text:p>
          </table:table-cell>
          <table:table-cell office:value-type="float" office:value="291" table:style-name="ce44">
            <text:p><text:s text:c="3"/>291<text:s/></text:p>
          </table:table-cell>
          <table:table-cell office:value-type="float" office:value="8" table:style-name="ce46">
            <text:p><text:s text:c="3"/>8<text:s/></text:p>
          </table:table-cell>
          <table:table-cell office:value-type="float" office:value="0.66488844217082743" table:style-name="ce45">
            <text:p><text:s text:c="3"/>0.66<text:s/></text:p>
          </table:table-cell>
          <table:table-cell office:value-type="float" office:value="7.85" table:style-name="ce43">
            <text:p><text:s text:c="3"/>7.85<text:s/></text:p>
          </table:table-cell>
          <table:table-cell office:value-type="float" office:value="94" table:style-name="ce46">
            <text:p><text:s text:c="3"/>94<text:s/></text:p>
          </table:table-cell>
          <table:table-cell office:value-type="float" office:value="93" table:style-name="ce46">
            <text:p><text:s text:c="3"/>93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20902847345838721" table:style-name="ce45">
            <text:p><text:s text:c="3"/>0.21<text:s/></text:p>
          </table:table-cell>
          <table:table-cell office:value-type="float" office:value="2.4700000000000002" table:style-name="ce47">
            <text:p><text:s text:c="3"/>2.47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1">
            <text:p>嘉義市</text:p>
          </table:table-cell>
          <table:table-cell office:value-type="float" office:value="-229" table:style-name="ce42">
            <text:p><text:s/>－229<text:s/></text:p>
          </table:table-cell>
          <table:table-cell office:value-type="float" office:value="-0.85629244069520472" table:style-name="ce43">
            <text:p><text:s/>－0.86<text:s/></text:p>
          </table:table-cell>
          <table:table-cell office:value-type="float" office:value="-10.109775267562741" table:style-name="ce33">
            <text:p><text:s/>－10.11<text:s/></text:p>
          </table:table-cell>
          <table:table-cell office:value-type="float" office:value="-66" table:style-name="ce44">
            <text:p><text:s/>－66<text:s/></text:p>
          </table:table-cell>
          <table:table-cell office:value-type="float" office:value="-0.24689741599408943" table:style-name="ce45">
            <text:p><text:s/>－0.25<text:s/></text:p>
          </table:table-cell>
          <table:table-cell office:value-type="float" office:value="-2.91" table:style-name="ce45">
            <text:p><text:s/>－2.91<text:s/></text:p>
          </table:table-cell>
          <table:table-cell office:value-type="float" office:value="109" table:style-name="ce44">
            <text:p><text:s text:c="3"/>109<text:s/></text:p>
          </table:table-cell>
          <table:table-cell office:value-type="float" office:value="0.40775482338417796" table:style-name="ce45">
            <text:p><text:s text:c="3"/>0.41<text:s/></text:p>
          </table:table-cell>
          <table:table-cell office:value-type="float" office:value="4.8099999999999996" table:style-name="ce45">
            <text:p><text:s text:c="3"/>4.81<text:s/></text:p>
          </table:table-cell>
          <table:table-cell office:value-type="float" office:value="175" table:style-name="ce44">
            <text:p><text:s text:c="3"/>175<text:s/></text:p>
          </table:table-cell>
          <table:table-cell office:value-type="float" office:value="0.65465223937826744" table:style-name="ce45">
            <text:p><text:s text:c="3"/>0.65<text:s/></text:p>
          </table:table-cell>
          <table:table-cell office:value-type="float" office:value="7.73" table:style-name="ce45">
            <text:p><text:s text:c="3"/>7.73<text:s/></text:p>
          </table:table-cell>
          <table:table-cell office:value-type="float" office:value="172" table:style-name="ce44">
            <text:p><text:s text:c="3"/>172<text:s/></text:p>
          </table:table-cell>
          <table:table-cell office:value-type="float" office:value="171" table:style-name="ce44">
            <text:p><text:s text:c="3"/>171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64342962956035432" table:style-name="ce45">
            <text:p><text:s text:c="3"/>0.64<text:s/></text:p>
          </table:table-cell>
          <table:table-cell office:value-type="float" office:value="7.6" table:style-name="ce43">
            <text:p><text:s text:c="3"/>7.60<text:s/></text:p>
          </table:table-cell>
          <table:table-cell office:value-type="float" office:value="52" table:style-name="ce46">
            <text:p><text:s text:c="3"/>52<text:s/></text:p>
          </table:table-cell>
          <table:table-cell office:value-type="float" office:value="52" table:style-name="ce46">
            <text:p><text:s text:c="3"/>52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9452523684382803" table:style-name="ce45">
            <text:p><text:s text:c="3"/>0.19<text:s/></text:p>
          </table:table-cell>
          <table:table-cell office:value-type="float" office:value="2.2999999999999998" table:style-name="ce47">
            <text:p><text:s text:c="3"/>2.30<text:s/></text:p>
          </table:table-cell>
          <table:table-cell table:number-columns-repeated="3" table:style-name="ce3"/>
          <table:table-cell office:value-type="string" table:style-name="ce3">
            <text:p><text:s/></text:p>
          </table:table-cell>
          <table:table-cell table:number-columns-repeated="16357"/>
        </table:table-row>
        <table:table-row table:style-name="ro8">
          <table:table-cell office:value-type="string" table:style-name="ce30">
            <text:p>福建省</text:p>
          </table:table-cell>
          <table:table-cell office:value-type="float" office:value="-130" table:style-name="ce31">
            <text:p><text:s/>－130<text:s/></text:p>
          </table:table-cell>
          <table:table-cell office:value-type="float" office:value="-0.85051259740004836" table:style-name="ce32">
            <text:p><text:s/>－0.85<text:s/></text:p>
          </table:table-cell>
          <table:table-cell office:value-type="float" office:value="-10.041535827368314" table:style-name="ce33">
            <text:p><text:s/>－10.04<text:s/></text:p>
          </table:table-cell>
          <table:table-cell office:value-type="float" office:value="8" table:style-name="ce37">
            <text:p><text:s text:c="3"/>8<text:s/></text:p>
          </table:table-cell>
          <table:table-cell office:value-type="float" office:value="5.2361503822389785E-2" table:style-name="ce36">
            <text:p><text:s text:c="3"/>0.05<text:s/></text:p>
          </table:table-cell>
          <table:table-cell office:value-type="float" office:value="0.62" table:style-name="ce36">
            <text:p><text:s text:c="3"/>0.62<text:s/></text:p>
          </table:table-cell>
          <table:table-cell office:value-type="float" office:value="80" table:style-name="ce37">
            <text:p><text:s text:c="3"/>80<text:s/></text:p>
          </table:table-cell>
          <table:table-cell office:value-type="float" office:value="0.52361503822389777" table:style-name="ce36">
            <text:p><text:s text:c="3"/>0.52<text:s/></text:p>
          </table:table-cell>
          <table:table-cell office:value-type="float" office:value="6.18" table:style-name="ce36">
            <text:p><text:s text:c="3"/>6.18<text:s/></text:p>
          </table:table-cell>
          <table:table-cell office:value-type="float" office:value="72" table:style-name="ce37">
            <text:p><text:s text:c="3"/>72<text:s/></text:p>
          </table:table-cell>
          <table:table-cell office:value-type="float" office:value="0.47125353440150802" table:style-name="ce36">
            <text:p><text:s text:c="3"/>0.47<text:s/></text:p>
          </table:table-cell>
          <table:table-cell office:value-type="float" office:value="5.56" table:style-name="ce36">
            <text:p><text:s text:c="3"/>5.56<text:s/></text:p>
          </table:table-cell>
          <table:table-cell office:value-type="float" office:value="53" table:style-name="ce37">
            <text:p><text:s text:c="3"/>53<text:s/></text:p>
          </table:table-cell>
          <table:table-cell office:value-type="float" office:value="52" table:style-name="ce37">
            <text:p><text:s text:c="3"/>52<text:s/></text:p>
          </table:table-cell>
          <table:table-cell office:value-type="float" office:value="1" table:style-name="ce38">
            <text:p><text:s text:c="3"/>1<text:s/></text:p>
          </table:table-cell>
          <table:table-cell office:value-type="float" office:value="0.34689496282333226" table:style-name="ce36">
            <text:p><text:s text:c="3"/>0.35<text:s/></text:p>
          </table:table-cell>
          <table:table-cell office:value-type="float" office:value="4.0999999999999996" table:style-name="ce32">
            <text:p><text:s text:c="3"/>4.10<text:s/></text:p>
          </table:table-cell>
          <table:table-cell office:value-type="float" office:value="24" table:style-name="ce38">
            <text:p><text:s text:c="3"/>24<text:s/></text:p>
          </table:table-cell>
          <table:table-cell office:value-type="float" office:value="24" table:style-name="ce38">
            <text:p><text:s text:c="3"/>24<text:s/></text:p>
          </table:table-cell>
          <table:table-cell office:value-type="float" office:value="0" table:style-name="ce38">
            <text:p>－<text:s/></text:p>
          </table:table-cell>
          <table:table-cell office:value-type="float" office:value="0.15708451146716934" table:style-name="ce36">
            <text:p><text:s text:c="3"/>0.16<text:s/></text:p>
          </table:table-cell>
          <table:table-cell office:value-type="float" office:value="1.85" table:style-name="ce40">
            <text:p><text:s text:c="3"/>1.85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1">
            <text:p>金門縣</text:p>
          </table:table-cell>
          <table:table-cell office:value-type="float" office:value="-121" table:style-name="ce42">
            <text:p><text:s/>－121<text:s/></text:p>
          </table:table-cell>
          <table:table-cell office:value-type="float" office:value="-0.86549741066063923" table:style-name="ce43">
            <text:p><text:s/>－0.87<text:s/></text:p>
          </table:table-cell>
          <table:table-cell office:value-type="float" office:value="-10.21845330005787" table:style-name="ce33">
            <text:p><text:s/>－10.22<text:s/></text:p>
          </table:table-cell>
          <table:table-cell office:value-type="float" office:value="5" table:style-name="ce44">
            <text:p><text:s text:c="3"/>5<text:s/></text:p>
          </table:table-cell>
          <table:table-cell office:value-type="float" office:value="3.5779839491640042E-2" table:style-name="ce45">
            <text:p><text:s text:c="3"/>0.04<text:s/></text:p>
          </table:table-cell>
          <table:table-cell office:value-type="float" office:value="0.42" table:style-name="ce45">
            <text:p><text:s text:c="3"/>0.42<text:s/></text:p>
          </table:table-cell>
          <table:table-cell office:value-type="float" office:value="71" table:style-name="ce44">
            <text:p><text:s text:c="3"/>71<text:s/></text:p>
          </table:table-cell>
          <table:table-cell office:value-type="float" office:value="0.50807372078128854" table:style-name="ce45">
            <text:p><text:s text:c="3"/>0.51<text:s/></text:p>
          </table:table-cell>
          <table:table-cell office:value-type="float" office:value="6" table:style-name="ce45">
            <text:p><text:s text:c="3"/>6.00<text:s/></text:p>
          </table:table-cell>
          <table:table-cell office:value-type="float" office:value="66" table:style-name="ce44">
            <text:p><text:s text:c="3"/>66<text:s/></text:p>
          </table:table-cell>
          <table:table-cell office:value-type="float" office:value="0.47229388128964855" table:style-name="ce45">
            <text:p><text:s text:c="3"/>0.47<text:s/></text:p>
          </table:table-cell>
          <table:table-cell office:value-type="float" office:value="5.58" table:style-name="ce45">
            <text:p><text:s text:c="3"/>5.58<text:s/></text:p>
          </table:table-cell>
          <table:table-cell office:value-type="float" office:value="49" table:style-name="ce44">
            <text:p><text:s text:c="3"/>49<text:s/></text:p>
          </table:table-cell>
          <table:table-cell office:value-type="float" office:value="48" table:style-name="ce44">
            <text:p><text:s text:c="3"/>48<text:s/></text:p>
          </table:table-cell>
          <table:table-cell office:value-type="float" office:value="1" table:style-name="ce46">
            <text:p><text:s text:c="3"/>1<text:s/></text:p>
          </table:table-cell>
          <table:table-cell office:value-type="float" office:value="0.35064242701807241" table:style-name="ce45">
            <text:p><text:s text:c="3"/>0.35<text:s/></text:p>
          </table:table-cell>
          <table:table-cell office:value-type="float" office:value="4.1399999999999997" table:style-name="ce43">
            <text:p><text:s text:c="3"/>4.14<text:s/></text:p>
          </table:table-cell>
          <table:table-cell office:value-type="float" office:value="20" table:style-name="ce46">
            <text:p><text:s text:c="3"/>20<text:s/></text:p>
          </table:table-cell>
          <table:table-cell office:value-type="float" office:value="20" table:style-name="ce46">
            <text:p><text:s text:c="3"/>20<text:s/></text:p>
          </table:table-cell>
          <table:table-cell office:value-type="float" office:value="0" table:style-name="ce46">
            <text:p>－<text:s/></text:p>
          </table:table-cell>
          <table:table-cell office:value-type="float" office:value="0.14311935796656017" table:style-name="ce45">
            <text:p><text:s text:c="3"/>0.14<text:s/></text:p>
          </table:table-cell>
          <table:table-cell office:value-type="float" office:value="1.69" table:style-name="ce47">
            <text:p><text:s text:c="3"/>1.69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9">
            <text:p>連江縣</text:p>
          </table:table-cell>
          <table:table-cell office:value-type="float" office:value="-9" table:style-name="ce50">
            <text:p><text:s/>－9<text:s/></text:p>
          </table:table-cell>
          <table:table-cell office:value-type="float" office:value="-0.68991950939057101" table:style-name="ce51">
            <text:p><text:s/>－0.69<text:s/></text:p>
          </table:table-cell>
          <table:table-cell office:value-type="float" office:value="-8.14550130441771" table:style-name="ce52">
            <text:p><text:s/>－8.15<text:s/></text:p>
          </table:table-cell>
          <table:table-cell office:value-type="float" office:value="3" table:style-name="ce53">
            <text:p><text:s text:c="3"/>3<text:s/></text:p>
          </table:table-cell>
          <table:table-cell office:value-type="float" office:value="0.23005252866071088" table:style-name="ce54">
            <text:p><text:s text:c="3"/>0.23<text:s/></text:p>
          </table:table-cell>
          <table:table-cell office:value-type="float" office:value="2.72" table:style-name="ce54">
            <text:p><text:s text:c="3"/>2.72<text:s/></text:p>
          </table:table-cell>
          <table:table-cell office:value-type="float" office:value="9" table:style-name="ce53">
            <text:p><text:s text:c="3"/>9<text:s/></text:p>
          </table:table-cell>
          <table:table-cell office:value-type="float" office:value="0.6901575859821325" table:style-name="ce54">
            <text:p><text:s text:c="3"/>0.69<text:s/></text:p>
          </table:table-cell>
          <table:table-cell office:value-type="float" office:value="8.15" table:style-name="ce54">
            <text:p><text:s text:c="3"/>8.15<text:s/></text:p>
          </table:table-cell>
          <table:table-cell office:value-type="float" office:value="6" table:style-name="ce53">
            <text:p><text:s text:c="3"/>6<text:s/></text:p>
          </table:table-cell>
          <table:table-cell office:value-type="float" office:value="0.46010505732142176" table:style-name="ce54">
            <text:p><text:s text:c="3"/>0.46<text:s/></text:p>
          </table:table-cell>
          <table:table-cell office:value-type="float" office:value="5.43" table:style-name="ce54">
            <text:p><text:s text:c="3"/>5.43<text:s/></text:p>
          </table:table-cell>
          <table:table-cell office:value-type="float" office:value="4" table:style-name="ce53">
            <text:p><text:s text:c="3"/>4<text:s/></text:p>
          </table:table-cell>
          <table:table-cell office:value-type="float" office:value="4" table:style-name="ce53">
            <text:p><text:s text:c="3"/>4<text:s/></text:p>
          </table:table-cell>
          <table:table-cell office:value-type="float" office:value="0" table:style-name="ce55">
            <text:p>－<text:s/></text:p>
          </table:table-cell>
          <table:table-cell office:value-type="float" office:value="0.30673670488094784" table:style-name="ce54">
            <text:p><text:s text:c="3"/>0.31<text:s/></text:p>
          </table:table-cell>
          <table:table-cell office:value-type="float" office:value="3.62" table:style-name="ce51">
            <text:p><text:s text:c="3"/>3.62<text:s/></text:p>
          </table:table-cell>
          <table:table-cell office:value-type="float" office:value="4" table:style-name="ce55">
            <text:p><text:s text:c="3"/>4<text:s/></text:p>
          </table:table-cell>
          <table:table-cell office:value-type="float" office:value="4" table:style-name="ce55">
            <text:p><text:s text:c="3"/>4<text:s/></text:p>
          </table:table-cell>
          <table:table-cell office:value-type="float" office:value="0" table:style-name="ce55">
            <text:p>－<text:s/></text:p>
          </table:table-cell>
          <table:table-cell office:value-type="float" office:value="0.30673670488094784" table:style-name="ce54">
            <text:p><text:s text:c="3"/>0.31<text:s/></text:p>
          </table:table-cell>
          <table:table-cell office:value-type="float" office:value="3.62" table:style-name="ce56">
            <text:p><text:s text:c="3"/>3.62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57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58"/>
          <table:table-cell table:number-columns-repeated="5" table:style-name="ce3"/>
          <table:table-cell office:value-type="string" table:style-name="ce59">
            <text:p>內政部戶政司 民國109年6月8日編製</text:p>
          </table:table-cell>
          <table:table-cell table:number-columns-repeated="2" table:style-name="ce60"/>
          <table:table-cell table:number-columns-repeated="16359" table:style-name="ce3"/>
        </table:table-row>
        <table:table-row table:style-name="ro4">
          <table:table-cell office:value-type="string" table:style-name="ce61">
            <text:p><text:s text:c="7"/>「0.00」表示未滿百分之0.005。</text:p>
          </table:table-cell>
          <table:table-cell table:number-columns-repeated="16" table:style-name="ce58"/>
          <table:table-cell table:style-name="ce62"/>
          <table:table-cell table:number-columns-repeated="5" table:style-name="ce60"/>
          <table:table-cell table:number-columns-repeated="16361" table:style-name="ce3"/>
        </table:table-row>
        <table:table-row table:style-name="ro11">
          <table:table-cell office:value-type="string" table:style-name="ce63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22" table:style-name="ce64"/>
          <table:table-cell table:number-columns-repeated="16361" table:style-name="ce65"/>
        </table:table-row>
        <table:table-row table:style-name="ro10">
          <table:table-cell office:value-type="string" table:style-name="ce63">
            <text:p><text:s text:c="6"/>3.本表相同性別2人之結婚及終止結婚資料係自108年5月24日起統計。</text:p>
          </table:table-cell>
          <table:table-cell table:number-columns-repeated="21" table:style-name="ce58"/>
          <table:table-cell table:style-name="ce3"/>
          <table:table-cell table:number-columns-repeated="16361" table:style-name="ce58"/>
        </table:table-row>
        <table:table-row table:number-rows-repeated="39" table:style-name="ro12">
          <table:table-cell table:number-columns-repeated="16384" table:style-name="ce58"/>
        </table:table-row>
        <table:table-row table:number-rows-repeated="2843" table:style-name="ro13">
          <table:table-cell table:number-columns-repeated="16384" table:style-name="ce58"/>
        </table:table-row>
        <table:table-row table:number-rows-repeated="1045660" table:style-name="ro13">
          <table:table-cell table:number-columns-repeated="16384"/>
        </table:table-row>
        <table:named-expressions>
          <table:named-expression table:name="\a" table:expression="of:=[.#REF!]" table:base-cell-address="06_人口增加&amp;生死結離.$A$1"/>
          <table:named-expression table:name="\b" table:expression="of:=[.#REF!]" table:base-cell-address="06_人口增加&amp;生死結離.$A$1"/>
          <table:named-expression table:name="NAME" table:expression="of:=[.#REF!]" table:base-cell-address="06_人口增加&amp;生死結離.$A$1"/>
          <table:named-expression table:name="P_1" table:expression="of:=[.#REF!]" table:base-cell-address="06_人口增加&amp;生死結離.$A$1"/>
          <table:named-expression table:name="P_11" table:expression="of:=[.#REF!]" table:base-cell-address="06_人口增加&amp;生死結離.$A$1"/>
          <table:named-expression table:name="P_2" table:expression="of:=[.#REF!]" table:base-cell-address="06_人口增加&amp;生死結離.$A$1"/>
          <table:named-range table:name="Print_Area" table:cell-range-address="06_人口增加&amp;生死結離.$A$1:06_人口增加&amp;生死結離.$W$35" table:base-cell-address="06_人口增加&amp;生死結離.$A$1"/>
          <table:named-expression table:name="PRINT_AREA_MI" table:expression="of:=[.#REF!]" table:base-cell-address="06_人口增加&amp;生死結離.$A$1"/>
          <table:named-range table:name="Print_Titles" table:cell-range-address="06_人口增加&amp;生死結離.$A$1:06_人口增加&amp;生死結離.$XFD$5" table:base-cell-address="06_人口增加&amp;生死結離.$A$1"/>
          <table:named-expression table:name="月底人口數" table:expression="of:=[.#REF!]" table:base-cell-address="06_人口增加&amp;生死結離.$A$1"/>
          <table:named-expression table:name="出生" table:expression="of:=[.#REF!]" table:base-cell-address="06_人口增加&amp;生死結離.$A$1"/>
          <table:named-expression table:name="死亡" table:expression="of:=[.#REF!]" table:base-cell-address="06_人口增加&amp;生死結離.$A$1"/>
          <table:named-expression table:name="結婚" table:expression="of:=[.#REF!]" table:base-cell-address="06_人口增加&amp;生死結離.$A$1"/>
          <table:named-expression table:name="鄰數戶數" table:expression="of:=[.#REF!]" table:base-cell-address="06_人口增加&amp;生死結離.$A$1"/>
          <table:named-expression table:name="離婚" table:expression="of:=[.#REF!]" table:base-cell-address="06_人口增加&amp;生死結離.$A$1"/>
        </table:named-expressions>
      </table:table>
      <table:table table:name="'file:///D:/outlook%20moi2002/月報速報/06速(月)報套印/10905/【套印】各月(03以外)-10905.xlsx'#新02性比例等-年月別" table:style-name="ta2">
        <table:table-source xlink:href="file:///D:/outlook%20moi2002/月報速報/06速(月)報套印/10905/【套印】各月(03以外)-109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2-縣市別" table:style-name="ta2">
        <table:table-source xlink:href="file:///D:/outlook%20moi2002/月報速報/06速(月)報套印/10905/【套印】各月(03以外)-109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4-單一年齡" table:style-name="ta2">
        <table:table-source xlink:href="file:///D:/outlook%20moi2002/月報速報/06速(月)報套印/10905/【套印】各月(03以外)-109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5-年齡結構" table:style-name="ta2">
        <table:table-source xlink:href="file:///D:/outlook%20moi2002/月報速報/06速(月)報套印/10905/【套印】各月(03以外)-109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6_人口增加&amp;生死結離" table:style-name="ta2">
        <table:table-source xlink:href="file:///D:/outlook%20moi2002/月報速報/06速(月)報套印/10905/【套印】各月(03以外)-109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出生-年月別" table:style-name="ta2">
        <table:table-source xlink:href="file:///D:/outlook%20moi2002/月報速報/06速(月)報套印/10905/【套印】各月(03以外)-109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-縣市別" table:style-name="ta2">
        <table:table-source xlink:href="file:///D:/outlook%20moi2002/月報速報/06速(月)報套印/10905/【套印】各月(03以外)-109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年月別" table:style-name="ta2">
        <table:table-source xlink:href="file:///D:/outlook%20moi2002/月報速報/06速(月)報套印/10905/【套印】各月(03以外)-109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縣市別" table:style-name="ta2">
        <table:table-source xlink:href="file:///D:/outlook%20moi2002/月報速報/06速(月)報套印/10905/【套印】各月(03以外)-109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設籍情形" table:style-name="ta2">
        <table:table-source xlink:href="file:///D:/outlook%20moi2002/月報速報/06速(月)報套印/10905/【套印】各月(03以外)-109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年月別_" table:style-name="ta2">
        <table:table-source xlink:href="file:///D:/outlook%20moi2002/月報速報/06速(月)報套印/10905/【套印】各月(03以外)-109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縣市別_" table:style-name="ta2">
        <table:table-source xlink:href="file:///D:/outlook%20moi2002/月報速報/06速(月)報套印/10905/【套印】各月(03以外)-109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設籍情形_" table:style-name="ta2">
        <table:table-source xlink:href="file:///D:/outlook%20moi2002/月報速報/06速(月)報套印/10905/【套印】各月(03以外)-109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年月別-新" table:style-name="ta2">
        <table:table-source xlink:href="file:///D:/outlook%20moi2002/月報速報/06速(月)報套印/10905/【套印】各月(03以外)-109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縣市別-新" table:style-name="ta2">
        <table:table-source xlink:href="file:///D:/outlook%20moi2002/月報速報/06速(月)報套印/10905/【套印】各月(03以外)-109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1-遷徙" table:style-name="ta2">
        <table:table-source xlink:href="file:///D:/outlook%20moi2002/月報速報/06速(月)報套印/10905/【套印】各月(03以外)-109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_人口增加&amp;生死結離.$A$1"/>
        <table:named-expression table:name="\b" table:expression="of:=[.#REF!]" table:base-cell-address="06_人口增加&amp;生死結離.$A$1"/>
        <table:named-expression table:name="NAME" table:expression="of:=[.#REF!]" table:base-cell-address="06_人口增加&amp;生死結離.$A$1"/>
        <table:named-expression table:name="P_1" table:expression="of:=[.#REF!]" table:base-cell-address="06_人口增加&amp;生死結離.$A$1"/>
        <table:named-expression table:name="P_11" table:expression="of:=[.#REF!]" table:base-cell-address="06_人口增加&amp;生死結離.$A$1"/>
        <table:named-expression table:name="P_2" table:expression="of:=[.#REF!]" table:base-cell-address="06_人口增加&amp;生死結離.$A$1"/>
        <table:named-expression table:name="Print_Area" table:expression="of:=[.#REF!]" table:base-cell-address="06_人口增加&amp;生死結離.$A$1"/>
        <table:named-expression table:name="PRINT_AREA_MI" table:expression="of:=[.#REF!]" table:base-cell-address="06_人口增加&amp;生死結離.$A$1"/>
        <table:named-expression table:name="rd_rf_f_97y_9802_data" table:expression="of:=[.#REF!]" table:base-cell-address="06_人口增加&amp;生死結離.$A$1"/>
        <table:named-expression table:name="rd_rg_f_84y_97y_data" table:expression="of:=[.#REF!]" table:base-cell-address="06_人口增加&amp;生死結離.$A$1"/>
        <table:named-expression table:name="rd_rg_f_9805_data" table:expression="of:=[.#REF!]" table:base-cell-address="06_人口增加&amp;生死結離.$A$1"/>
        <table:named-expression table:name="rd_rg_f_9806_data" table:expression="of:=[.#REF!]" table:base-cell-address="06_人口增加&amp;生死結離.$A$1"/>
        <table:named-expression table:name="rd_rg_f_9807_data" table:expression="of:=[.#REF!]" table:base-cell-address="06_人口增加&amp;生死結離.$A$1"/>
        <table:named-expression table:name="rd_rg_f_9808_data" table:expression="of:=[.#REF!]" table:base-cell-address="06_人口增加&amp;生死結離.$A$1"/>
        <table:named-expression table:name="rd_rg_f_98y_9803_data" table:expression="of:=[.#REF!]" table:base-cell-address="06_人口增加&amp;生死結離.$A$1"/>
        <table:named-expression table:name="rd_rg_f_98y_9804_data" table:expression="of:=[.#REF!]" table:base-cell-address="06_人口增加&amp;生死結離.$A$1"/>
        <table:named-expression table:name="rd_rg_q_84y_97y_data" table:expression="of:=[.#REF!]" table:base-cell-address="06_人口增加&amp;生死結離.$A$1"/>
        <table:named-expression table:name="rd_rg_q_97y_9802_data" table:expression="of:=[.#REF!]" table:base-cell-address="06_人口增加&amp;生死結離.$A$1"/>
        <table:named-expression table:name="rd_rg_q_9805_data" table:expression="of:=[.#REF!]" table:base-cell-address="06_人口增加&amp;生死結離.$A$1"/>
        <table:named-expression table:name="rd_rg_q_9806_data" table:expression="of:=[.#REF!]" table:base-cell-address="06_人口增加&amp;生死結離.$A$1"/>
        <table:named-expression table:name="rd_rg_q_9807_data" table:expression="of:=[.#REF!]" table:base-cell-address="06_人口增加&amp;生死結離.$A$1"/>
        <table:named-expression table:name="rd_rg_q_9808_data" table:expression="of:=[.#REF!]" table:base-cell-address="06_人口增加&amp;生死結離.$A$1"/>
        <table:named-expression table:name="rd_rg_q_98y_9803_data" table:expression="of:=[.#REF!]" table:base-cell-address="06_人口增加&amp;生死結離.$A$1"/>
        <table:named-expression table:name="rd_rg_q_98y_9804_data" table:expression="of:=[.#REF!]" table:base-cell-address="06_人口增加&amp;生死結離.$A$1"/>
        <table:named-expression table:name="rd_rg_q9607" table:expression="of:=[.#REF!]" table:base-cell-address="06_人口增加&amp;生死結離.$A$1"/>
        <table:named-expression table:name="rd_t_84y_97y_data" table:expression="of:=[.#REF!]" table:base-cell-address="06_人口增加&amp;生死結離.$A$1"/>
        <table:named-expression table:name="rd_t_97y_9802_data" table:expression="of:=[.#REF!]" table:base-cell-address="06_人口增加&amp;生死結離.$A$1"/>
        <table:named-expression table:name="rd_t_9805_data" table:expression="of:=[.#REF!]" table:base-cell-address="06_人口增加&amp;生死結離.$A$1"/>
        <table:named-expression table:name="rd_t_9806_data" table:expression="of:=[.#REF!]" table:base-cell-address="06_人口增加&amp;生死結離.$A$1"/>
        <table:named-expression table:name="rd_t_9807_data" table:expression="of:=[.#REF!]" table:base-cell-address="06_人口增加&amp;生死結離.$A$1"/>
        <table:named-expression table:name="rd_t_9808_data" table:expression="of:=[.#REF!]" table:base-cell-address="06_人口增加&amp;生死結離.$A$1"/>
        <table:named-expression table:name="rd_t_98y_9803_data" table:expression="of:=[.#REF!]" table:base-cell-address="06_人口增加&amp;生死結離.$A$1"/>
        <table:named-expression table:name="rd_t_98y_9804_data" table:expression="of:=[.#REF!]" table:base-cell-address="06_人口增加&amp;生死結離.$A$1"/>
        <table:named-expression table:name="rd_t9607" table:expression="of:=[.#REF!]" table:base-cell-address="06_人口增加&amp;生死結離.$A$1"/>
        <table:named-expression table:name="月底人口數" table:expression="of:=[.#REF!]" table:base-cell-address="06_人口增加&amp;生死結離.$A$1"/>
        <table:named-expression table:name="出生" table:expression="of:=[.#REF!]" table:base-cell-address="06_人口增加&amp;生死結離.$A$1"/>
        <table:named-expression table:name="死亡" table:expression="of:=[.#REF!]" table:base-cell-address="06_人口增加&amp;生死結離.$A$1"/>
        <table:named-expression table:name="結婚" table:expression="of:=[.#REF!]" table:base-cell-address="06_人口增加&amp;生死結離.$A$1"/>
        <table:named-expression table:name="鄰數戶數" table:expression="of:=[.#REF!]" table:base-cell-address="06_人口增加&amp;生死結離.$A$1"/>
        <table:named-expression table:name="離婚" table:expression="of:=[.#REF!]" table:base-cell-address="06_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2" number:min-integer-digits="1" number:grouping="true"/>
      <number:text> </number:text>
    </number:number-style>
    <number:number-style style:name="N50P1">
      <number:text> －</number:text>
      <number:number number:decimal-places="2" number:min-integer-digits="1" number:grouping="true"/>
      <number:text> </number:text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9</meta:generator>
    <meta:initial-creator>周柏妤</meta:initial-creator>
    <dc:creator>周柏妤</dc:creator>
    <meta:creation-date>2020-06-08T03:13:29Z</meta:creation-date>
    <dc:date>2020-06-08T03:14:20Z</dc:date>
  </office:meta>
</office:document-meta>
</file>